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Tahoma1" svg:font-family="Tahoma"/>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4.896cm" fo:margin-left="1.226cm" fo:margin-right="0.877cm" table:align="margins"/>
    </style:style>
    <style:style style:name="Table1.A" style:family="table-column">
      <style:table-column-properties style:column-width="4.237cm" style:rel-column-width="18643*"/>
    </style:style>
    <style:style style:name="Table1.B" style:family="table-column">
      <style:table-column-properties style:column-width="10.659cm" style:rel-column-width="468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1.218cm" fo:margin-left="3.053cm" fo:margin-right="2.727cm" table:align="margins"/>
    </style:style>
    <style:style style:name="Table2.A" style:family="table-column">
      <style:table-column-properties style:column-width="3.842cm" style:rel-column-width="22443*"/>
    </style:style>
    <style:style style:name="Table2.B" style:family="table-column">
      <style:table-column-properties style:column-width="3.36cm" style:rel-column-width="19627*"/>
    </style:style>
    <style:style style:name="Table2.C" style:family="table-column">
      <style:table-column-properties style:column-width="4.016cm" style:rel-column-width="2346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Heading_20_1">
      <style:text-properties fo:font-size="16.1000003814697pt" fo:font-weight="bold" style:font-size-asian="16.1000003814697pt" style:font-weight-asian="bold" style:font-size-complex="16.1000003814697pt" style:font-weight-complex="bold"/>
    </style:style>
    <style:style style:name="P2" style:family="paragraph" style:parent-style-name="Text_20_body">
      <style:paragraph-properties fo:margin-top="0cm" fo:margin-bottom="0.212cm"/>
      <style:text-properties style:font-name="Arial"/>
    </style:style>
    <style:style style:name="P3" style:family="paragraph" style:parent-style-name="Heading_20_3">
      <style:text-properties fo:font-size="14pt" fo:font-weight="bold" style:font-size-asian="14pt" style:font-weight-asian="bold" style:font-size-complex="14pt" style:font-weight-complex="bold"/>
    </style:style>
    <style:style style:name="P4" style:family="paragraph" style:parent-style-name="Text_20_body">
      <style:paragraph-properties fo:margin-top="0cm" fo:margin-bottom="0.212cm"/>
    </style:style>
    <style:style style:name="P5" style:family="paragraph" style:parent-style-name="Standard">
      <style:text-properties style:font-name="Lucida Console"/>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style:text-autospace="none"/>
      <style:text-properties fo:color="#0000a0" style:font-name="Courier New" fo:font-size="10pt" style:font-name-asian="Courier New" style:font-size-asian="10pt" style:font-name-complex="Courier New" style:font-size-complex="10pt"/>
    </style:style>
    <style:style style:name="P8"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paragraph-properties style:text-autospace="none"/>
    </style:style>
    <style:style style:name="P11" style:family="paragraph" style:parent-style-name="Standard">
      <style:paragraph-properties fo:margin-left="0cm" fo:margin-right="0cm" fo:text-indent="0cm" style:auto-text-indent="false" style:text-autospace="none"/>
      <style:text-properties style:font-name="Courier New" fo:font-size="10pt" style:font-name-asian="Courier New" style:font-size-asian="10pt" style:font-name-complex="Courier New" style:font-size-complex="10pt"/>
    </style:style>
    <style:style style:name="P12" style:family="paragraph" style:parent-style-name="Standard">
      <style:paragraph-properties fo:margin-left="0cm" fo:margin-right="0cm" fo:text-indent="0cm" style:auto-text-indent="false" style:text-autospace="none"/>
    </style:style>
    <style:style style:name="P13" style:family="paragraph" style:parent-style-name="Standard">
      <style:paragraph-properties fo:margin-left="0cm" fo:margin-right="0cm" fo:text-indent="0cm" style:auto-text-indent="false" style:text-autospace="none"/>
      <style:text-properties fo:color="#0000a0" style:font-name="Courier New" fo:font-size="10pt" style:font-name-asian="Courier New" style:font-size-asian="10pt" style:font-name-complex="Courier New" style:font-size-complex="10pt"/>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text-properties fo:font-size="11pt" style:font-size-asian="11pt" style:font-size-complex="11pt"/>
    </style:style>
    <style:style style:name="P16" style:family="paragraph" style:parent-style-name="Text_20_body">
      <style:paragraph-properties fo:margin-top="0cm" fo:margin-bottom="0.212cm" fo:text-align="start" style:justify-single-word="false"/>
      <style:text-properties style:use-window-font-color="true" style:font-name="Arial" fo:font-style="italic" fo:font-weight="normal" style:font-style-asian="italic" style:font-weight-asian="normal" style:font-style-complex="italic" style:font-weight-complex="normal"/>
    </style:style>
    <style:style style:name="P17" style:family="paragraph" style:parent-style-name="Text_20_body">
      <style:paragraph-properties fo:margin-top="0cm" fo:margin-bottom="0.212cm"/>
      <style:text-properties fo:color="#ff0000" style:font-name="Arial"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ab-stops>
          <style:tab-stop style:position="2.91cm"/>
        </style:tab-stops>
      </style:paragraph-properties>
      <style:text-properties fo:font-size="11pt" style:font-size-asian="11pt" style:font-size-complex="11pt"/>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paragraph-properties fo:margin-top="0cm" fo:margin-bottom="0.212cm"/>
      <style:text-properties style:font-name="Arial" fo:font-weight="bold" style:font-weight-asian="bold" style:font-weight-complex="bold"/>
    </style:style>
    <style:style style:name="P22" style:family="paragraph" style:parent-style-name="Heading_20_3">
      <style:text-properties style:font-name="Arial"/>
    </style:style>
    <style:style style:name="P23" style:family="paragraph" style:parent-style-name="Text_20_body">
      <style:text-properties style:font-name="Arial"/>
    </style:style>
    <style:style style:name="P24" style:family="paragraph" style:parent-style-name="Text_20_body">
      <style:paragraph-properties fo:margin-top="0cm" fo:margin-bottom="0.212cm"/>
      <style:text-properties style:font-name="Arial" fo:font-size="12pt" style:font-size-asian="12pt" style:font-size-complex="12pt"/>
    </style:style>
    <style:style style:name="P25" style:family="paragraph" style:parent-style-name="Text_20_body" style:list-style-name="L2">
      <style:paragraph-properties fo:margin-top="0cm" fo:margin-bottom="0.212cm"/>
      <style:text-properties style:font-name="Arial"/>
    </style:style>
    <style:style style:name="P26" style:family="paragraph" style:parent-style-name="Heading_20_4">
      <style:text-properties style:font-name="Arial"/>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8" style:family="paragraph">
      <style:paragraph-properties fo:margin-left="0cm" fo:margin-right="0cm" fo:text-align="center" fo:text-indent="0cm"/>
    </style:style>
    <style:style style:name="P2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0" style:family="paragraph">
      <style:paragraph-properties fo:margin-left="0cm" fo:margin-right="0cm" fo:text-indent="0cm"/>
    </style:style>
    <style:style style:name="P3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2" style:family="paragraph" style:parent-style-name="Standard">
      <style:text-properties style:font-name="Arial"/>
    </style:style>
    <style:style style:name="P33" style:family="paragraph" style:parent-style-name="Heading_20_4" style:list-style-name="L3">
      <style:text-properties fo:font-size="11.8999996185303pt" fo:font-style="italic" fo:font-weight="bold" style:font-size-asian="11.8999996185303pt" style:font-style-asian="italic" style:font-weight-asian="bold" style:font-size-complex="11.8999996185303pt" style:font-style-complex="italic" style:font-weight-complex="bold"/>
    </style:style>
    <style:style style:name="P34" style:family="paragraph" style:parent-style-name="Standard">
      <style:paragraph-properties style:text-autospace="none"/>
      <style:text-properties style:font-name="Courier New"/>
    </style:style>
    <style:style style:name="P35" style:family="paragraph" style:parent-style-name="Heading_20_4">
      <style:text-properties fo:font-size="11.8999996185303pt" fo:font-style="italic" fo:font-weight="bold" style:font-size-asian="11.8999996185303pt" style:font-style-asian="italic" style:font-weight-asian="bold" style:font-size-complex="11.8999996185303pt" style:font-style-complex="italic" style:font-weight-complex="bold"/>
    </style:style>
    <style:style style:name="P36" style:family="paragraph" style:parent-style-name="Standard">
      <style:paragraph-properties style:text-autospace="none"/>
      <style:text-properties fo:color="#0000a0" style:font-name="Arial" fo:font-size="10pt" style:font-name-asian="Courier New" style:font-size-asian="10pt" style:font-name-complex="Courier New" style:font-size-complex="10pt"/>
    </style:style>
    <style:style style:name="P3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8" style:family="paragraph" style:parent-style-name="Standard">
      <style:text-properties fo:color="#8080c0" style:font-name="Courier New" fo:font-size="10pt" style:font-name-asian="Courier New" style:font-size-asian="10pt" style:font-name-complex="Courier New" style:font-size-complex="10pt"/>
    </style:style>
    <style:style style:name="P39" style:family="paragraph" style:parent-style-name="Standard">
      <style:paragraph-properties style:text-autospace="none"/>
      <style:text-properties fo:color="#8080c0" style:font-name="Courier New" fo:font-size="10pt" style:font-name-asian="Courier New" style:font-size-asian="10pt" style:font-name-complex="Courier New" style:font-size-complex="10pt"/>
    </style:style>
    <style:style style:name="P40" style:family="paragraph" style:parent-style-name="Heading_20_3">
      <style:paragraph-properties fo:margin-top="0.423cm" fo:margin-bottom="0.212cm"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41" style:family="paragraph" style:parent-style-name="Text_20_body">
      <style:paragraph-properties fo:margin-top="0.423cm" fo:margin-bottom="0.212cm"/>
      <style:text-properties style:font-name="Arial" fo:font-size="14pt" fo:font-weight="bold" style:font-name-asian="Lucida Sans Unicode" style:font-size-asian="14pt" style:font-weight-asian="bold" style:font-name-complex="Tahoma" style:font-size-complex="14pt" style:font-weight-complex="bold"/>
    </style:style>
    <style:style style:name="P42" style:family="paragraph" style:parent-style-name="Heading_20_1">
      <style:paragraph-properties fo:break-before="page"/>
    </style:style>
    <style:style style:name="P43" style:family="paragraph">
      <style:paragraph-properties fo:margin-left="0cm" fo:margin-right="0cm" fo:text-align="start" fo:text-indent="0cm"/>
    </style:style>
    <style:style style:name="P44"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 fo:font-size="15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13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7" style:family="paragraph" style:parent-style-name="Standard">
      <style:text-properties style:font-name="Arial" fo:font-weight="normal" style:font-weight-asian="normal" style:font-weight-complex="normal"/>
    </style:style>
    <style:style style:name="P48" style:family="paragraph" style:parent-style-name="Table_20_Heading">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text:number-lines="false" text:line-number="0"/>
    </style:style>
    <style:style style:name="P50" style:family="paragraph" style:parent-style-name="Text_20_body" style:list-style-name="L4"/>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5" style:family="text">
      <style:text-properties fo:color="#0000a0" style:font-name="Courier New" fo:font-size="10pt" fo:font-weight="bold" style:font-name-asian="Courier New" style:font-size-asian="10pt" style:font-weight-asian="bold" style:font-name-complex="Courier New" style:font-size-complex="10pt" style:font-weight-complex="bold"/>
    </style:style>
    <style:style style:name="T6" style:family="text">
      <style:text-properties fo:color="#000000" style:font-name="Arial" fo:font-size="12pt" style:font-name-asian="Courier New" style:font-size-asian="12pt" style:font-name-complex="Courier New" style:font-size-complex="12pt"/>
    </style:style>
    <style:style style:name="T7" style:family="text">
      <style:text-properties fo:color="#7f0055" fo:font-weight="bold" style:font-weight-asian="bold" style:font-weight-complex="bold"/>
    </style:style>
    <style:style style:name="T8" style:family="text">
      <style:text-properties fo:color="#000000"/>
    </style:style>
    <style:style style:name="T9" style:family="text">
      <style:text-properties fo:color="#0000a0"/>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a0" style:font-name="Courier New" fo:font-size="10pt" style:font-name-asian="Courier New" style:font-size-asian="10pt" style:font-name-complex="Courier New" style:font-size-complex="10pt"/>
    </style:style>
    <style:style style:name="T12" style:family="text">
      <style:text-properties fo:color="#00804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c0"/>
    </style:style>
    <style:style style:name="T14" style:family="text">
      <style:text-properties fo:color="#008000"/>
    </style:style>
    <style:style style:name="T15" style:family="text" style:parent-style-name="Source_20_Text">
      <style:text-properties style:font-name="Arial" fo:font-weight="bold" style:font-weight-asian="bold" style:font-weight-complex="bold"/>
    </style:style>
    <style:style style:name="T16" style:family="text" style:parent-style-name="Source_20_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17" style:family="text">
      <style:text-properties fo:color="#008040" style:font-name="Arial" fo:font-size="10pt" fo:font-weight="bold" style:font-name-asian="Courier New" style:font-size-asian="10pt" style:font-weight-asian="bold" style:font-name-complex="Courier New" style:font-size-complex="10pt" style:font-weight-complex="bold"/>
    </style:style>
    <style:style style:name="T18" style:family="text">
      <style:text-properties fo:color="#000000" style:font-name="Arial" fo:font-size="10pt" style:font-name-asian="Courier New" style:font-size-asian="10pt" style:font-name-complex="Courier New" style:font-size-complex="10pt"/>
    </style:style>
    <style:style style:name="T19" style:family="text">
      <style:text-properties fo:color="#0000a0" style:font-name="Arial" fo:font-size="10pt" style:font-name-asian="Courier New" style:font-size-asian="10pt" style:font-name-complex="Courier New" style:font-size-complex="10pt"/>
    </style:style>
    <style:style style:name="T20" style:family="text">
      <style:text-properties style:font-name="Arial" fo:font-weight="normal" style:font-weight-asian="normal" style:font-weight-complex="normal"/>
    </style:style>
    <style:style style:name="T21" style:family="text">
      <style:text-properties fo:color="#ff0000" fo:font-style="italic" fo:font-weight="bold" style:font-style-asian="italic" style:font-weight-asian="bold" style:font-style-complex="italic" style:font-weight-complex="bold"/>
    </style:style>
    <style:style style:name="T22" style:family="text" style:parent-style-name="Source_20_Text">
      <style:text-properties fo:font-size="11pt" style:font-size-asian="11pt" style:font-size-complex="11pt"/>
    </style:style>
    <style:style style:name="T23" style:family="text">
      <style:text-properties fo:color="#3f5fbf"/>
    </style:style>
    <style:style style:name="T24" style:family="text">
      <style:text-properties fo:color="#7f9fbf" fo:font-weight="bold" style:font-weight-asian="bold" style:font-weight-complex="bold"/>
    </style:style>
    <style:style style:name="T25" style:family="text">
      <style:text-properties fo:color="#3f5fbf" style:font-name="Courier New" fo:font-size="10pt" style:font-name-asian="Courier New" style:font-size-asian="10pt" style:font-name-complex="Courier New" style:font-size-complex="10pt"/>
    </style:style>
    <style:style style:name="T26" style:family="text">
      <style:text-properties fo:color="#7f9fbf" fo:font-weight="normal" style:font-weight-asian="normal" style:font-weight-complex="normal"/>
    </style:style>
    <style:style style:name="T27" style:family="text">
      <style:text-properties fo:color="#000000" style:font-name-asian="Courier New" style:font-name-complex="Courier New"/>
    </style:style>
    <style:style style:name="T28" style:family="text">
      <style:text-properties fo:font-size="10pt"/>
    </style:style>
    <style:style style:name="T29" style:family="text">
      <style:text-properties fo:font-size="12pt"/>
    </style:style>
    <style:style style:name="T30" style:family="text">
      <style:text-properties fo:color="#000000" fo:font-size="10pt" style:font-name-asian="Courier New" style:font-size-asian="10pt" style:font-name-complex="Courier New" style:font-size-complex="10pt"/>
    </style:style>
    <style:style style:name="T31" style:family="text">
      <style:text-properties fo:color="#7f0055" fo:font-size="10pt" fo:font-weight="bold" style:font-name-asian="Courier New" style:font-size-asian="10pt" style:font-weight-asian="bold" style:font-name-complex="Courier New" style:font-size-complex="10pt" style:font-weight-complex="bold"/>
    </style:style>
    <style:style style:name="T32" style:family="text">
      <style:text-properties fo:color="#0000c0" fo:font-size="10pt" style:font-name-asian="Courier New" style:font-size-asian="10pt" style:font-name-complex="Courier New" style:font-size-complex="10pt"/>
    </style:style>
    <style:style style:name="T33" style:family="text">
      <style:text-properties fo:color="#0000a0" fo:font-size="10pt" style:font-name-asian="Courier New" style:font-size-asian="10pt" style:font-name-complex="Courier New" style:font-size-complex="10pt"/>
    </style:style>
    <style:style style:name="T34" style:family="text">
      <style:text-properties fo:color="#ff8000" fo:font-weight="bold" style:font-weight-asian="bold" style:font-weight-complex="bold"/>
    </style:style>
    <style:style style:name="T35" style:family="text">
      <style:text-properties style:font-name="Arial" fo:font-weight="bold"/>
    </style:style>
    <style:style style:name="T36" style:family="text">
      <style:text-properties style:font-name="Arial" fo:font-size="12pt" fo:font-weight="normal"/>
    </style:style>
    <style:style style:name="T37" style:family="text">
      <style:text-properties fo:color="#008040" fo:font-weight="bold" style:font-weight-asian="bold" style:font-weight-complex="bold"/>
    </style:style>
    <style:style style:name="T38" style:family="text">
      <style:text-properties fo:color="#008040" fo:font-size="10pt" fo:font-weight="bold" style:font-name-asian="Courier New" style:font-size-asian="10pt" style:font-weight-asian="bold" style:font-name-complex="Courier New" style:font-size-complex="10pt" style:font-weight-complex="bold"/>
    </style:style>
    <style:style style:name="T39" style:family="text">
      <style:text-properties style:font-name="Arial" fo:font-size="15pt"/>
    </style:style>
    <style:style style:name="T40" style:family="text">
      <style:text-properties style:font-name="Arial" fo:font-size="12pt"/>
    </style:style>
    <style:style style:name="T41" style:family="text">
      <style:text-properties style:font-name="Arial" fo:font-size="13pt"/>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solid" draw:fill-color="#ffff99"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049cm" svg:stroke-color="#000000" draw:marker-start="" draw:marker-start-width="0.275cm" draw:marker-start-center="false" draw:marker-end="" draw:marker-end-width="0.275cm" draw:marker-end-center="false" draw:fill="solid" draw:fill-color="#00d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6" style:family="graphic">
      <style:graphic-properties draw:stroke="solid" svg:stroke-width="0.049cm" svg:stroke-color="#000000" draw:marker-start="" draw:marker-start-width="0.275cm" draw:marker-start-center="false" draw:marker-end="" draw:marker-end-width="0.275cm" draw:marker-end-center="false" draw:fill="solid" draw:fill-color="#23ff23"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dash" draw:stroke-dash="Ultrafine_20_Dashed" svg:stroke-width="0.049cm" svg:stroke-color="#000000" draw:marker-start="" draw:marker-start-width="0.275cm" draw:marker-start-center="false" draw:marker-end="" draw:marker-end-width="0.275cm" draw:marker-end-center="false" draw:fill="solid" draw:fill-color="#ffff99"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49cm" svg:stroke-color="#000000" draw:marker-start="" draw:marker-start-width="0.3cm" draw:marker-start-center="false" draw:marker-end="" draw:marker-end-width="0.3cm" draw:marker-end-center="false" draw:fill="solid" draw:fill-color="#e6e6e6" draw:fill-gradient-name="Square_20_yellow_2f_white"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solid" svg:stroke-width="0.049cm" svg:stroke-color="#000000" draw:marker-start="" draw:marker-start-width="0.275cm" draw:marker-start-center="false" draw:marker-end="" draw:marker-end-width="0.275cm" draw:marker-end-center="false" draw:fill="solid" draw:fill-color="#23ff23"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 style:family="graphic">
      <style:graphic-properties draw:stroke="solid" svg:stroke-width="0.049cm" svg:stroke-color="#000000" draw:marker-start="" draw:marker-start-width="0.275cm" draw:marker-start-center="false" draw:marker-end="" draw:marker-end-width="0.275cm" draw:marker-end-center="false" draw:fill="solid" draw:fill-color="#ffff99"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049cm" svg:stroke-color="#000000" draw:marker-start="" draw:marker-start-width="0.275cm" draw:marker-start-center="false" draw:marker-end="" draw:marker-end-width="0.275cm" draw:marker-end-center="false" draw:fill="solid" draw:fill-color="#00d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 style:family="graphic">
      <style:graphic-properties draw:stroke="solid" svg:stroke-width="0.049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4" style:family="graphic">
      <style:graphic-properties draw:stroke="solid" svg:stroke-width="0.049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5" style:family="graphic">
      <style:graphic-properties draw:stroke="none" svg:stroke-width="0.049cm" svg:stroke-color="#000000" draw:marker-start="" draw:marker-start-width="0.3cm" draw:marker-start-center="false" draw:marker-end="" draw:marker-end-width="0.3cm" draw:marker-end-center="false" draw:fill="none" draw:fill-color="#ffffff" fo:min-height="0.4cm" fo:padding-top="0.15cm" fo:padding-bottom="0.15cm" fo:padding-left="0.275cm" fo:padding-right="0.275cm" draw:shadow="hidden" draw:shadow-offset-x="0.3cm" draw:shadow-offset-y="0.3cm" draw:shadow-color="#808080" style:run-through="foreground"/>
    </style:style>
    <style:style style:name="gr16"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e6e6ff" draw:fill-gradient-name="Gradient_20_7" draw:fill-hatch-name="Hatch_20_11"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7"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00b8ff" draw:fill-gradient-name="Gradient_20_7" draw:fill-hatch-name="Hatch_20_12"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8" style:family="graphic">
      <style:graphic-properties draw:stroke="solid" draw:stroke-dash="Fine_20_Dashed_20__28_var_29_" svg:stroke-width="0.049cm" svg:stroke-color="#000000" draw:marker-start="" draw:marker-start-width="0.275cm" draw:marker-start-center="false" draw:marker-end="" draw:marker-end-width="0.275cm" draw:marker-end-center="false" draw:fill="solid" draw:fill-color="#23ff23" draw:fill-gradient-name="Gradient_20_7" draw:fill-hatch-name="Hatch_20_13"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9" style:family="graphic">
      <style:graphic-properties draw:stroke="solid" draw:stroke-dash="Fine_20_Dashed_20__28_var_29_" svg:stroke-width="0.049cm" svg:stroke-color="#000000" draw:marker-start="" draw:marker-start-width="0.275cm" draw:marker-start-center="false" draw:marker-end="" draw:marker-end-width="0.275cm" draw:marker-end-center="false" draw:fill="solid" draw:fill-color="#23ff23" draw:fill-gradient-name="Gradient_20_7" draw:fill-hatch-name="Hatch_20_14"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0" style:family="graphic">
      <style:graphic-properties draw:stroke="solid" draw:stroke-dash="Fine_20_Dashed_20__28_var_29_" svg:stroke-width="0.101cm" svg:stroke-color="#000000" draw:marker-start="" draw:marker-start-width="0.349cm" draw:marker-start-center="false" draw:marker-end="" draw:marker-end-width="0.349cm" draw:marker-end-center="false" draw:fill="solid" draw:fill-color="#99ccff" draw:fill-gradient-name="Gradient_20_7" draw:fill-hatch-name="Hatch_20_15"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solid" draw:stroke-dash="Fine_20_Dashed_20__28_var_29_" svg:stroke-width="0.101cm" svg:stroke-color="#000000" draw:marker-start="" draw:marker-start-width="0.349cm" draw:marker-start-center="false" draw:marker-end="" draw:marker-end-width="0.349cm" draw:marker-end-center="false" draw:fill="solid" draw:fill-color="#99ccff" draw:fill-gradient-name="Gradient_20_7" draw:fill-hatch-name="Hatch_20_16"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ffcc99" draw:fill-gradient-name="Gradient_20_7" draw:fill-hatch-name="Hatch_20_17"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23"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ffcc99" draw:fill-gradient-name="Gradient_20_7" draw:fill-hatch-name="Hatch_20_18"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24" style:family="graphic">
      <style:graphic-properties draw:stroke="solid" draw:stroke-dash="Fine_20_Dashed_20__28_var_29_" svg:stroke-width="0.049cm" svg:stroke-color="#000000" draw:marker-start="" draw:marker-start-width="0.3cm" draw:marker-start-center="false" draw:marker-end="Arrow" draw:marker-end-width="0.15cm" draw:marker-end-center="false" draw:fill="solid" draw:fill-color="#99ccff" draw:fill-gradient-name="Gradient_20_7" draw:fill-hatch-name="Hatch_20_19"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5" style:family="graphic">
      <style:graphic-properties draw:stroke="solid" draw:stroke-dash="Fine_20_Dashed_20__28_var_29_" svg:stroke-width="0.049cm" svg:stroke-color="#000000" draw:marker-start="" draw:marker-start-width="0.3cm" draw:marker-start-center="false" draw:marker-end="Arrow" draw:marker-end-width="0.15cm" draw:marker-end-center="false" draw:fill="solid" draw:fill-color="#99ccff" draw:fill-gradient-name="Gradient_20_7" draw:fill-hatch-name="Hatch_20_20"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6"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ffcc99" draw:fill-gradient-name="Gradient_20_7" draw:fill-hatch-name="Hatch_20_21"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27"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ffcc99" draw:fill-gradient-name="Gradient_20_7" draw:fill-hatch-name="Hatch_20_22"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28" style:family="graphic">
      <style:graphic-properties draw:stroke="solid" draw:stroke-dash="Fine_20_Dashed_20__28_var_29_" svg:stroke-width="0.049cm" svg:stroke-color="#000000" draw:marker-start="" draw:marker-start-width="0.3cm" draw:marker-start-center="false" draw:marker-end="Arrow" draw:marker-end-width="0.15cm" draw:marker-end-center="false" draw:fill="solid" draw:fill-color="#99ccff" draw:fill-gradient-name="Gradient_20_7" draw:fill-hatch-name="Hatch_20_23"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9"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00b8ff" draw:fill-gradient-name="Gradient_20_7" draw:fill-hatch-name="Hatch_20_24"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30" style:family="graphic">
      <style:graphic-properties draw:stroke="solid" draw:stroke-dash="Fine_20_Dashed_20__28_var_29_" svg:stroke-width="0.049cm" svg:stroke-color="#000000" draw:marker-start="" draw:marker-start-width="0.3cm" draw:marker-start-center="false" draw:marker-end="Arrow" draw:marker-end-width="0.15cm" draw:marker-end-center="false" draw:fill="solid" draw:fill-color="#99ccff" draw:fill-gradient-name="Gradient_20_7" draw:fill-hatch-name="Hatch_20_25"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1" style:family="graphic">
      <style:graphic-properties draw:stroke="solid" draw:stroke-dash="Fine_20_Dashed_20__28_var_29_" svg:stroke-width="0.101cm" svg:stroke-color="#000000" draw:marker-start="" draw:marker-start-width="0.349cm" draw:marker-start-center="false" draw:marker-end="" draw:marker-end-width="0.349cm" draw:marker-end-center="false" draw:fill="solid" draw:fill-color="#99ccff" draw:fill-gradient-name="Gradient_20_7" draw:fill-hatch-name="Hatch_20_26"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2" style:family="graphic">
      <style:graphic-properties draw:stroke="solid" draw:stroke-dash="Fine_20_Dashed_20__28_var_29_" svg:stroke-width="0.049cm" svg:stroke-color="#000000" draw:marker-start="" draw:marker-start-width="0.275cm" draw:marker-start-center="false" draw:marker-end="" draw:marker-end-width="0.275cm" draw:marker-end-center="false" draw:fill="solid" draw:fill-color="#ffff99" draw:fill-gradient-name="Gradient_20_7" draw:fill-hatch-name="Hatch_20_27"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3" style:family="graphic">
      <style:graphic-properties draw:stroke="solid" draw:stroke-dash="Fine_20_Dashed_20__28_var_29_" svg:stroke-width="0.049cm" svg:stroke-color="#000000" draw:marker-start="" draw:marker-start-width="0.275cm" draw:marker-start-center="false" draw:marker-end="" draw:marker-end-width="0.275cm" draw:marker-end-center="false" draw:fill="solid" draw:fill-color="#ffff99" draw:fill-gradient-name="Gradient_20_7" draw:fill-hatch-name="Hatch_20_28"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4" style:family="graphic">
      <style:graphic-properties draw:stroke="solid" svg:stroke-width="0.049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35" style:family="graphic">
      <style:graphic-properties draw:stroke="solid" svg:stroke-width="0.049cm" svg:stroke-color="#000000" draw:marker-start="" draw:marker-start-width="0.3cm" draw:marker-start-center="false" draw:marker-end="" draw:marker-end-width="0.3cm" draw:marker-end-center="false" draw:fill="solid" draw:fill-color="#00b8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36" style:family="graphic">
      <style:graphic-properties draw:stroke="solid" svg:stroke-width="0.049cm" svg:stroke-color="#000000" draw:marker-start="" draw:marker-start-width="0.3cm" draw:marker-start-center="false" draw:marker-end="Arrow" draw:marker-end-width="0.1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7" style:family="graphic">
      <style:graphic-properties draw:stroke="solid" svg:stroke-width="0.101cm" svg:stroke-color="#ff0000" draw:marker-start="" draw:marker-start-width="0.349cm" draw:marker-start-center="false" draw:marker-end="Arrow" draw:marker-end-width="0.349cm" draw:marker-end-center="false" draw:fill="none"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8" style:family="graphic">
      <style:graphic-properties draw:stroke="solid" svg:stroke-width="0.101cm" svg:stroke-color="#ff3333"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ffffff" fo:min-height="4.851cm" fo:padding-top="0.076cm" fo:padding-bottom="0.076cm" fo:padding-left="0.199cm" fo:padding-right="0.199cm" draw:shadow="hidden" draw:shadow-offset-x="0.3cm" draw:shadow-offset-y="0.3cm" draw:shadow-color="#808080" style:run-through="foreground"/>
    </style:style>
    <style:style style:name="gr40"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1" style:family="graphic">
      <style:graphic-properties draw:stroke="solid" draw:stroke-dash="Fine_20_Dashed_20__28_var_29_" svg:stroke-width="0.049cm" svg:stroke-color="#000000" draw:marker-start="" draw:marker-start-width="0.275cm" draw:marker-start-center="false" draw:marker-end="" draw:marker-end-width="0.275cm" draw:marker-end-center="false" draw:fill="solid" draw:fill-color="#ffff99" draw:fill-gradient-name="Gradient_20_7" draw:fill-hatch-name="Hatch_20_2"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2"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ccffff" draw:fill-gradient-name="Gradient_20_7" draw:fill-hatch-name="Hatch_20_3"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3" style:family="graphic">
      <style:graphic-properties draw:stroke="solid" draw:stroke-dash="Fine_20_Dashed_20__28_var_29_" svg:stroke-width="0.049cm" svg:stroke-color="#000000" draw:marker-start="" draw:marker-start-width="0.275cm" draw:marker-start-center="false" draw:marker-end="" draw:marker-end-width="0.275cm" draw:marker-end-center="false" draw:fill="solid" draw:fill-color="#23ff23" draw:fill-gradient-name="Gradient_20_7" draw:fill-hatch-name="Hatch_20_4"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4"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ffcc99" draw:fill-gradient-name="Gradient_20_7" draw:fill-hatch-name="Hatch_20_5"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5" style:family="graphic">
      <style:graphic-properties draw:stroke="solid" draw:stroke-dash="Fine_20_Dashed_20__28_var_29_" svg:stroke-width="0.049cm" svg:stroke-color="#000000" draw:marker-start="" draw:marker-start-width="0.3cm" draw:marker-start-center="false" draw:marker-end="" draw:marker-end-width="0.3cm" draw:marker-end-center="false" draw:fill="solid" draw:fill-color="#00dcff" draw:fill-gradient-name="Gradient_20_7" draw:fill-hatch-name="Hatch_20_6" draw:fill-image-name="Bitmape_20_1"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6" style:family="graphic">
      <style:graphic-properties draw:stroke="solid" draw:stroke-dash="Fine_20_Dashed_20__28_var_29_" svg:stroke-width="0.049cm" svg:stroke-color="#000000" draw:marker-start="Arrowheads_20_1" draw:marker-start-width="0.376cm" draw:marker-start-center="false" draw:marker-end="Arrowheads_20_1" draw:marker-end-width="0.376cm" draw:marker-end-center="false" draw:fill="solid" draw:fill-color="#99ccff" draw:fill-gradient-name="Gradient_20_7" draw:fill-hatch-name="Hatch_20_7"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7" style:family="graphic">
      <style:graphic-properties draw:stroke="solid" draw:stroke-dash="Fine_20_Dashed_20__28_var_29_" svg:stroke-width="0.049cm" svg:stroke-color="#000000" draw:marker-start="Arrowheads_20_1" draw:marker-start-width="0.376cm" draw:marker-start-center="false" draw:marker-end="Arrowheads_20_1" draw:marker-end-width="0.376cm" draw:marker-end-center="false" draw:fill="solid" draw:fill-color="#99ccff" draw:fill-gradient-name="Gradient_20_7" draw:fill-hatch-name="Hatch_20_8"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8" style:family="graphic">
      <style:graphic-properties draw:stroke="solid" draw:stroke-dash="Fine_20_Dashed_20__28_var_29_" svg:stroke-width="0.049cm" svg:stroke-color="#000000" draw:marker-start="" draw:marker-start-width="0.275cm" draw:marker-start-center="false" draw:marker-end="" draw:marker-end-width="0.275cm" draw:marker-end-center="false" draw:fill="solid" draw:fill-color="#23ff23" draw:fill-gradient-name="Gradient_20_7" draw:fill-hatch-name="Hatch_20_9"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9" style:family="graphic">
      <style:graphic-properties draw:stroke="solid" draw:stroke-dash="Fine_20_Dashed_20__28_var_29_" svg:stroke-width="0.049cm" svg:stroke-color="#000000" draw:marker-start="Arrowheads_20_1" draw:marker-start-width="0.376cm" draw:marker-start-center="false" draw:marker-end="Arrowheads_20_1" draw:marker-end-width="0.376cm" draw:marker-end-center="false" draw:fill="solid" draw:fill-color="#99ccff" draw:fill-gradient-name="Gradient_20_7" draw:fill-hatch-name="Hatch_20_10"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0" style:family="graphic">
      <style:graphic-properties draw:stroke="solid" draw:stroke-dash="Fine_20_Dashed_20__28_var_29_" svg:stroke-width="0cm" svg:stroke-color="#000000" draw:marker-start="" draw:marker-start-width="0.3cm" draw:marker-start-center="false" draw:marker-end="" draw:marker-end-width="0.3cm" draw:marker-end-center="false" draw:fill="solid" draw:fill-color="#e6ff00" draw:fill-gradient-name="Gradient_20_7" draw:fill-hatch-name="Hatch_20_2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Fine_20_Dashed_20__28_var_29_" svg:stroke-width="0cm" svg:stroke-color="#000000" draw:marker-start="" draw:marker-start-width="0.3cm" draw:marker-start-center="false" draw:marker-end="" draw:marker-end-width="0.3cm" draw:marker-end-center="false" draw:fill="solid" draw:fill-color="#3deb3d" draw:fill-gradient-name="Gradient_20_7" draw:fill-hatch-name="Hatch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Fine_20_Dashed_20__28_var_29_" svg:stroke-width="0cm" svg:stroke-color="#000000" draw:marker-start="" draw:marker-start-width="0.3cm" draw:marker-start-center="false" draw:marker-end="" draw:marker-end-width="0.3cm" draw:marker-end-center="false" draw:fill="solid" draw:fill-color="#ffcc99" draw:fill-gradient-name="Gradient_20_7" draw:fill-hatch-name="Hatch_20_3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Fine_20_Dashed_20__28_var_29_" svg:stroke-width="0cm" svg:stroke-color="#000000" draw:marker-start="" draw:marker-start-width="0.3cm" draw:marker-start-center="false" draw:marker-end="" draw:marker-end-width="0.3cm" draw:marker-end-center="false" draw:fill="solid" draw:fill-color="#99ccff" draw:fill-gradient-name="Gradient_20_7" draw:fill-hatch-name="Hatch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Fine_20_Dashed_20__28_var_29_" svg:stroke-width="0cm" svg:stroke-color="#000000" draw:marker-start="" draw:marker-start-width="0.3cm" draw:marker-start-center="false" draw:marker-end="" draw:marker-end-width="0.3cm" draw:marker-end-center="false" draw:fill="solid" draw:fill-color="#ffcc99" draw:fill-gradient-name="Gradient_20_7" draw:fill-hatch-name="Hatch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Fine_20_Dashed_20__28_var_29_" svg:stroke-width="0cm" svg:stroke-color="#000000" draw:marker-start="" draw:marker-start-width="0.3cm" draw:marker-start-center="false" draw:marker-end="" draw:marker-end-width="0.3cm" draw:marker-end-center="false" draw:fill="solid" draw:fill-color="#3deb3d" draw:fill-gradient-name="Gradient_20_7" draw:fill-hatch-name="Hatch_20_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Fine_20_Dashed_20__28_var_29_" svg:stroke-width="0.049cm" svg:stroke-color="#000000" draw:marker-start="" draw:marker-start-width="0.275cm" draw:marker-start-center="false" draw:marker-end="Arrow" draw:marker-end-width="0.376cm" draw:marker-end-center="false" draw:fill="solid" draw:fill-color="#99ccff" draw:fill-gradient-name="Gradient_20_7" draw:fill-hatch-name="Hatch_20_35"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7" style:family="graphic">
      <style:graphic-properties draw:stroke="solid" draw:stroke-dash="Fine_20_Dashed_20__28_var_29_" svg:stroke-width="0.049cm" svg:stroke-color="#000000" draw:marker-start="" draw:marker-start-width="0.275cm" draw:marker-start-center="false" draw:marker-end="Arrow" draw:marker-end-width="0.376cm" draw:marker-end-center="false" draw:fill="solid" draw:fill-color="#99ccff" draw:fill-gradient-name="Gradient_20_7" draw:fill-hatch-name="Hatch_20_36"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8" style:family="graphic">
      <style:graphic-properties draw:stroke="solid" draw:stroke-dash="Fine_20_Dashed_20__28_var_29_" svg:stroke-width="0.049cm" svg:stroke-color="#000000" draw:marker-start="" draw:marker-start-width="0.275cm" draw:marker-start-center="false" draw:marker-end="Arrow" draw:marker-end-width="0.376cm" draw:marker-end-center="false" draw:fill="solid" draw:fill-color="#99ccff" draw:fill-gradient-name="Gradient_20_7" draw:fill-hatch-name="Hatch_20_37"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9" style:family="graphic">
      <style:graphic-properties draw:stroke="solid" draw:stroke-dash="Fine_20_Dashed_20__28_var_29_" svg:stroke-width="0.049cm" svg:stroke-color="#000000" draw:marker-start="" draw:marker-start-width="0.275cm" draw:marker-start-center="false" draw:marker-end="Arrow" draw:marker-end-width="0.376cm" draw:marker-end-center="false" draw:fill="solid" draw:fill-color="#99ccff" draw:fill-gradient-name="Gradient_20_7" draw:fill-hatch-name="Hatch_20_38"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Zemberek Projesi Sözlük Yapısı ve Kök Seçicileri <text:s/></text:h>
      <text:p text:style-name="Standard"/>
      <text:p text:style-name="P2">Zemberek projesinde Sözlük ile kastedilen şey “<text:span text:style-name="T1">Kök Sözlüğü</text:span>” dür. Bu dokümanın hazırlandığı sırada <text:s/>zemberek kütüphanesinin kullandığı kök sözlüğü yaklaşık 30 bin kök içeriyordu.</text:p>
      <text:h text:style-name="P3" text:outline-level="3">Sözlük Okuyucu </text:h>
      <text:p text:style-name="P4"><text:span text:style-name="T2">Çeşitli tiplerdeki sözlük dosyalarını okuyan sınıflar bu arayüzü gerçeklemelidirler. Şu anda iki adet gerçekleyici sınıfı vardır, </text:span><text:span text:style-name="T3">BinarySozlukOkuyucu</text:span><text:span text:style-name="T2"> ve </text:span><text:span text:style-name="T3">DuzMetinSozlukOkuyuc</text:span><text:span text:style-name="T2">u. Sözlük Okuyucular </text:span><text:s/><text:span text:style-name="T4">net</text:span><text:span text:style-name="T5">.</text:span><text:span text:style-name="T4">zemberek</text:span><text:span text:style-name="T5">.</text:span><text:span text:style-name="T4">bilgi</text:span><text:span text:style-name="T5">.</text:span><text:span text:style-name="T4">araclar</text:span><text:span text:style-name="T6"> paketinde bulunur</text:span></text:p>
      <text:p text:style-name="Standard"/>
      <text:p text:style-name="P2">BinarySozlukOkuyucu sınıfı ikili (Binary) olarak düzenlenmiş sözlüğü okur. İkili sözlüğe özellikle Zemberek Open Office eklentisinin daha hızlı açılabilmesi için gerek duyulmuştur. Okunan veriler işlenmeden doğrudan tablolara bakılarak kökler oluşturulduğu için düzyazı sözlüğü okumaktan daha hızlıdır. Constructor'lardan birincisi sözlük dosyasının adını kullanırken ikincisi de Open Office gibi URL'lerle çalışan uygulamalarda kullanılabilir.</text:p>
      <text:p text:style-name="P5"/>
      <text:p text:style-name="P6"><text:span text:style-name="T7">public</text:span><text:span text:style-name="T8"> </text:span><text:span text:style-name="T7">interface</text:span><text:span text:style-name="T8"> SozlukOkuyucu</text:span></text:p>
      <text:p text:style-name="P7">{</text:p>
      <text:p text:style-name="P8"><text:span text:style-name="T8"><text:s text:c="4"/></text:span><text:span text:style-name="T7">public</text:span><text:span text:style-name="T8"> </text:span><text:span text:style-name="T7">void</text:span><text:span text:style-name="T8"> initialize</text:span><text:span text:style-name="T9">(</text:span><text:span text:style-name="T8">String fileName</text:span><text:span text:style-name="T9">);</text:span></text:p>
      <text:p text:style-name="P9"><text:s/></text:p>
      <text:p text:style-name="P8"><text:span text:style-name="T8"><text:s text:c="4"/></text:span><text:span text:style-name="T7">public</text:span><text:span text:style-name="T8"> </text:span><text:span text:style-name="T7">void</text:span><text:span text:style-name="T8"> initialize</text:span><text:span text:style-name="T9">(</text:span><text:span text:style-name="T8">URI fileURL</text:span><text:span text:style-name="T9">);</text:span></text:p>
      <text:p text:style-name="P9"><text:s/></text:p>
      <text:p text:style-name="P8"><text:span text:style-name="T8"><text:s text:c="4"/></text:span><text:span text:style-name="T7">public</text:span><text:span text:style-name="T8"> List hepsiniOku</text:span><text:span text:style-name="T9">();</text:span></text:p>
      <text:p text:style-name="P9"><text:s/></text:p>
      <text:p text:style-name="P8"><text:span text:style-name="T8"><text:s text:c="4"/></text:span><text:span text:style-name="T7">public</text:span><text:span text:style-name="T8"> Kok oku</text:span><text:span text:style-name="T9">();</text:span></text:p>
      <text:p text:style-name="P7">}</text:p>
      <text:p text:style-name="P2">Burada kullanılan ana metod <text:span text:style-name="T1">oku() </text:span>dur. Açılan sözlük dosyasında okunacak kök kalmayana dek bu metodu çağırarak tüm sözlüğü okuyabilirsiniz. Metod, okunacak kök kalmayınca null döndürür. Eğer tüm kökleri liste olarak okumak isterseniz <text:span text:style-name="T1">hepsiniOku()</text:span> metodu kullanılabilir.</text:p>
      <text:p text:style-name="P2">Kod Örneği: </text:p>
      <text:p text:style-name="P8"><text:span text:style-name="T8"><text:s text:c="2"/>...<text:line-break/> <text:s/>SozlukOkuyucu okuyucu </text:span><text:span text:style-name="T9">=</text:span><text:span text:style-name="T8"> </text:span><text:span text:style-name="T7">new</text:span><text:span text:style-name="T8"> BinarySozlukOkuyucu</text:span><text:span text:style-name="T9">();</text:span></text:p>
      <text:p text:style-name="P10"><text:span text:style-name="T10"><text:s text:c="2"/>okuyucu</text:span><text:span text:style-name="T11">.</text:span><text:span text:style-name="T10">initialize</text:span><text:span text:style-name="T11">(</text:span><text:span text:style-name="T12">"kaynaklar/kb/binary-sozluk.bin"</text:span><text:span text:style-name="T11">);</text:span></text:p>
      <text:p text:style-name="P11"><text:span text:style-name="T8"><text:s text:c="2"/>Kok kok </text:span><text:span text:style-name="T9">=</text:span><text:span text:style-name="T8"> </text:span><text:span text:style-name="T7">null</text:span><text:span text:style-name="T9">;</text:span></text:p>
      <text:p text:style-name="P11"><text:span text:style-name="T8"><text:s text:c="2"/></text:span><text:span text:style-name="T7">while</text:span><text:span text:style-name="T9">((</text:span><text:span text:style-name="T8">kok </text:span><text:span text:style-name="T9">=</text:span><text:span text:style-name="T8"> </text:span><text:span text:style-name="T13">sozlukOkuyucu</text:span><text:span text:style-name="T9">.</text:span><text:span text:style-name="T8">oku</text:span><text:span text:style-name="T9">())!=</text:span><text:span text:style-name="T8"> </text:span><text:span text:style-name="T7">null</text:span><text:span text:style-name="T9">){</text:span></text:p>
      <text:p text:style-name="P11"><text:span text:style-name="T8"><text:s text:c="7"/>ekle</text:span><text:span text:style-name="T9">(</text:span><text:span text:style-name="T8">kok</text:span><text:span text:style-name="T9">); // Elde edilen kök nesnesi ile ne gerekiyorsa yap.</text:span></text:p>
      <text:p text:style-name="P12"><text:span text:style-name="T10"><text:s text:c="2"/></text:span><text:span text:style-name="T11">}</text:span></text:p>
      <text:p text:style-name="P13"><text:s text:c="2"/>...</text:p>
      <text:h text:style-name="P3" text:outline-level="3">Sözlük Yazıcı</text:h>
      <text:p text:style-name="P2">Sözlük okuyucu gibi sözlük yazıcılar da benzeri bir arayüzü gerçeklemek zorundadırlar. İkili(Binary) ve düzyazı sözlükler için iki adet SözlükYazıcı bulunur. <text:s/></text:p>
      <text:p text:style-name="P6"><text:span text:style-name="T7">public</text:span><text:span text:style-name="T8"> </text:span><text:span text:style-name="T7">interface</text:span><text:span text:style-name="T8"> SozlukYazici</text:span></text:p>
      <text:p text:style-name="P7">{</text:p>
      <text:p text:style-name="P8"><text:span text:style-name="T8"><text:s text:c="4"/></text:span><text:span text:style-name="T7">public</text:span><text:span text:style-name="T8"> </text:span><text:span text:style-name="T7">void</text:span><text:span text:style-name="T8"> initialize</text:span><text:span text:style-name="T9">(</text:span><text:span text:style-name="T8">String fileName</text:span><text:span text:style-name="T9">);</text:span></text:p>
      <text:p text:style-name="P8"/>
      <text:p text:style-name="P8"><text:span text:style-name="T8"><text:s text:c="4"/></text:span><text:span text:style-name="T7">public</text:span><text:span text:style-name="T8"> </text:span><text:span text:style-name="T7">void</text:span><text:span text:style-name="T8"> initialize</text:span><text:span text:style-name="T9">(</text:span><text:span text:style-name="T8">String fileName</text:span><text:span text:style-name="T9">,</text:span><text:span text:style-name="T8"> String encoding</text:span><text:span text:style-name="T9">);</text:span></text:p>
      <text:p text:style-name="P8"/>
      <text:p text:style-name="P8"><text:span text:style-name="T8"><text:s text:c="4"/></text:span><text:span text:style-name="T7">public</text:span><text:span text:style-name="T8"> </text:span><text:span text:style-name="T7">void</text:span><text:span text:style-name="T8"> yaz</text:span><text:span text:style-name="T9">(</text:span><text:span text:style-name="T8">List kelimeler</text:span><text:span text:style-name="T9">);</text:span></text:p>
      <text:p text:style-name="P8"/>
      <text:p text:style-name="P8"><text:span text:style-name="T8"><text:s text:c="4"/></text:span><text:span text:style-name="T7">public</text:span><text:span text:style-name="T8"> </text:span><text:span text:style-name="T7">void</text:span><text:span text:style-name="T8"> ekle</text:span><text:span text:style-name="T9">(</text:span><text:span text:style-name="T8">List kelimeler</text:span><text:span text:style-name="T9">);</text:span></text:p>
      <text:p text:style-name="P8"/>
      <text:p text:style-name="P8"><text:span text:style-name="T8"><text:s text:c="4"/></text:span><text:span text:style-name="T7">public</text:span><text:span text:style-name="T8"> </text:span><text:span text:style-name="T7">void</text:span><text:span text:style-name="T8"> kapat</text:span><text:span text:style-name="T9">();</text:span></text:p>
      <text:p text:style-name="P7">}</text:p>
      <text:p text:style-name="P7"/>
      <text:p text:style-name="P2">Kod Örneği : Aşağıdaki kod Bir düzyazı sözlüğü okur ve Binary sözlüğe dönüştürür.</text:p>
      <text:p text:style-name="P8"><text:span text:style-name="T8">SozlukOkuyucu okuyucu </text:span><text:span text:style-name="T9">=</text:span><text:span text:style-name="T8"> </text:span><text:span text:style-name="T7">new</text:span><text:span text:style-name="T8"> DuzMetinSozlukOkuyucu</text:span><text:span text:style-name="T9">();</text:span></text:p>
      <text:p text:style-name="P8"><text:span text:style-name="T8">SozlukYazici yazici </text:span>=<text:span text:style-name="T8"> </text:span><text:span text:style-name="T7">new</text:span><text:span text:style-name="T8"> BinarySozlukYazici</text:span>();</text:p>
      <text:p text:style-name="P8"><text:span text:style-name="T8">okuyucu</text:span>.<text:span text:style-name="T8">initialize</text:span>(<text:span text:style-name="T14">“duzyazisozluk.txt”</text:span>);</text:p>
      <text:p text:style-name="P8"><text:span text:style-name="T8">yazici</text:span>.<text:span text:style-name="T8">initialize</text:span>(<text:span text:style-name="T14">“binarysozluk.bin”</text:span>);</text:p>
      <text:p text:style-name="P8"><text:span text:style-name="T8">List list </text:span>=<text:span text:style-name="T8"> okuyucu</text:span>.<text:span text:style-name="T8">hepsiniOku</text:span>();</text:p>
      <text:p text:style-name="P8"><text:span text:style-name="T8">yazici</text:span><text:span text:style-name="T9">.</text:span><text:span text:style-name="T8">ekle</text:span><text:span text:style-name="T9">(</text:span><text:span text:style-name="T8">list</text:span><text:span text:style-name="T9">);</text:span></text:p>
      <text:p text:style-name="P8"><text:span text:style-name="T8">yazici</text:span><text:span text:style-name="T9">.</text:span><text:span text:style-name="T8">kapat</text:span><text:span text:style-name="T9">();</text:span></text:p>
      <text:h text:style-name="P3" text:outline-level="3">Sözlük Yapısı</text:h>
      <text:p text:style-name="P4"><text:span text:style-name="T2">Zemberek kök sözlükleri </text:span><text:span text:style-name="T15">/kaynaklar/kbsource/duzyazi-kilavuz.txt</text:span><text:span text:style-name="T2"> ve 6000 civarında insan ismi taşıyan </text:span><text:span text:style-name="T16">kaynaklar/kbsource/ozelisimler/kisi-adlari.txt</text:span><text:span text:style-name="T17"> </text:span><text:span text:style-name="T2">dosyaları baz alınarak oluşturulur. Kök sözlüğünü oluşturmak için “</text:span><text:span text:style-name="T18">net</text:span><text:span text:style-name="T19">.</text:span><text:span text:style-name="T18">zemberek</text:span><text:span text:style-name="T19">.</text:span><text:span text:style-name="T18">bilgi</text:span><text:span text:style-name="T19">.</text:span><text:span text:style-name="T18">araclar.SozlukAraclari” </text:span><text:span text:style-name="T2">sınıfı kullanılır. Bu sınıf kendi başına çalıştırıldığı zaman zembereğin kullandığı binary ve düzmetin sözlükleri oluşturacaktır. Bu sözlükler “</text:span><text:span text:style-name="T15">kaynaklar/kb/duzyazi-sozluk.txt ve <text:s/></text:span><text:span text:style-name="Source_20_Text"><text:span text:style-name="T15">kaynaklar/kb/binary-sozluk.bin” </text:span></text:span><text:span text:style-name="T20">dosyalarıdır. duzyazi-kilavuz dosyası ile duzyazi-sozluk.txt dosyalarının kullandıkları formatlar aynıdır. </text:span></text:p>
      <text:p text:style-name="P2">Bu dosyada kullanılan özel karakter ve kısaltmaların listesi:</text:p>
      <table:table table:name="Table1" table:style-name="Table1">
        <table:table-column table:style-name="Table1.A"/>
        <table:table-column table:style-name="Table1.B"/>
        <table:table-header-rows>
          <table:table-row>
            <table:table-cell table:style-name="Table1.A1" office:value-type="string">
              <text:p text:style-name="P14">Kısaltma</text:p>
            </table:table-cell>
            <table:table-cell table:style-name="Table1.B1" office:value-type="string">
              <text:p text:style-name="P14">Anlam</text:p>
            </table:table-cell>
          </table:table-row>
        </table:table-header-rows>
        <table:table-row>
          <table:table-cell table:style-name="Table1.A2" office:value-type="string">
            <text:p text:style-name="P15"><text:span text:style-name="Source_20_Text">#</text:span></text:p>
          </table:table-cell>
          <table:table-cell table:style-name="Table1.B2" office:value-type="string">
            <text:p text:style-name="P16">Yorum. Bu satırlar okuyucular ihmal edilir.</text:p>
          </table:table-cell>
        </table:table-row>
        <table:table-row>
          <table:table-cell table:style-name="Table1.A2" office:value-type="string">
            <text:p text:style-name="P15"><text:span text:style-name="Source_20_Text">IS</text:span></text:p>
          </table:table-cell>
          <table:table-cell table:style-name="Table1.B2" office:value-type="string">
            <text:p text:style-name="P16">İsim</text:p>
          </table:table-cell>
        </table:table-row>
        <table:table-row>
          <table:table-cell table:style-name="Table1.A2" office:value-type="string">
            <text:p text:style-name="P15"><text:span text:style-name="Source_20_Text">FI</text:span></text:p>
          </table:table-cell>
          <table:table-cell table:style-name="Table1.B2" office:value-type="string">
            <text:p text:style-name="P16">Fiil</text:p>
          </table:table-cell>
        </table:table-row>
        <table:table-row>
          <table:table-cell table:style-name="Table1.A2" office:value-type="string">
            <text:p text:style-name="P15"><text:span text:style-name="Source_20_Text">SI</text:span></text:p>
          </table:table-cell>
          <table:table-cell table:style-name="Table1.B2" office:value-type="string">
            <text:p text:style-name="P16">Sıfat</text:p>
          </table:table-cell>
        </table:table-row>
        <table:table-row>
          <table:table-cell table:style-name="Table1.A2" office:value-type="string">
            <text:p text:style-name="P15"><text:span text:style-name="Source_20_Text">SA</text:span></text:p>
          </table:table-cell>
          <table:table-cell table:style-name="Table1.B2" office:value-type="string">
            <text:p text:style-name="P16">Sayı</text:p>
          </table:table-cell>
        </table:table-row>
        <table:table-row>
          <table:table-cell table:style-name="Table1.A2" office:value-type="string">
            <text:p text:style-name="P15"><text:span text:style-name="Source_20_Text">OZ</text:span></text:p>
          </table:table-cell>
          <table:table-cell table:style-name="Table1.B2" office:value-type="string">
            <text:p text:style-name="P16">Özel isim</text:p>
          </table:table-cell>
        </table:table-row>
        <table:table-row>
          <table:table-cell table:style-name="Table1.A2" office:value-type="string">
            <text:p text:style-name="P15"><text:span text:style-name="Source_20_Text">ZA</text:span></text:p>
          </table:table-cell>
          <table:table-cell table:style-name="Table1.B2" office:value-type="string">
            <text:p text:style-name="P16">Zamir</text:p>
          </table:table-cell>
        </table:table-row>
        <table:table-row>
          <table:table-cell table:style-name="Table1.A2" office:value-type="string">
            <text:p text:style-name="P15"><text:span text:style-name="Source_20_Text">YUM</text:span></text:p>
          </table:table-cell>
          <table:table-cell table:style-name="Table1.B2" office:value-type="string">
            <text:p text:style-name="P16">Yumuşama. Örnek: kitap – kitabı (kitapı değil) </text:p>
          </table:table-cell>
        </table:table-row>
        <table:table-row>
          <table:table-cell table:style-name="Table1.A2" office:value-type="string">
            <text:p text:style-name="P15"><text:span text:style-name="Source_20_Text">DUS</text:span></text:p>
          </table:table-cell>
          <table:table-cell table:style-name="Table1.B2" office:value-type="string">
            <text:p text:style-name="P16">Harf Düşmesi nutuk – nutka (nutuka değil)</text:p>
          </table:table-cell>
        </table:table-row>
        <table:table-row>
          <table:table-cell table:style-name="Table1.A2" office:value-type="string">
            <text:p text:style-name="P15"><text:span text:style-name="Source_20_Text">TERS</text:span></text:p>
          </table:table-cell>
          <table:table-cell table:style-name="Table1.B2" office:value-type="string">
            <text:p text:style-name="P16">Ters dönüşüm saat – saate (saata değil)</text:p>
          </table:table-cell>
        </table:table-row>
        <table:table-row>
          <table:table-cell table:style-name="Table1.A2" office:value-type="string">
            <text:p text:style-name="P15"><text:span text:style-name="Source_20_Text">YAL</text:span></text:p>
          </table:table-cell>
          <table:table-cell table:style-name="Table1.B2" office:value-type="string">
            <text:p text:style-name="P16">Kelime sadece yalın olarak kullanılır</text:p>
          </table:table-cell>
        </table:table-row>
        <table:table-row>
          <table:table-cell table:style-name="Table1.A2" office:value-type="string">
            <text:p text:style-name="P15"><text:span text:style-name="Source_20_Text">GEN</text:span></text:p>
          </table:table-cell>
          <table:table-cell table:style-name="Table1.B2" office:value-type="string">
            <text:p text:style-name="P16">Geniş zaman istisnası</text:p>
          </table:table-cell>
        </table:table-row>
        <table:table-row>
          <table:table-cell table:style-name="Table1.A2" office:value-type="string">
            <text:p text:style-name="P15"><text:span text:style-name="Source_20_Text">KESMESIZ</text:span></text:p>
          </table:table-cell>
          <table:table-cell table:style-name="Table1.B2" office:value-type="string">
            <text:p text:style-name="P17"/>
          </table:table-cell>
        </table:table-row>
        <table:table-row>
          <table:table-cell table:style-name="Table1.A2" office:value-type="string">
            <text:p text:style-name="P15"><text:span text:style-name="Source_20_Text">KAYNASTIRMA_N </text:span></text:p>
          </table:table-cell>
          <table:table-cell table:style-name="Table1.B2" office:value-type="string">
            <text:p text:style-name="P17"/>
          </table:table-cell>
        </table:table-row>
        <table:table-row>
          <table:table-cell table:style-name="Table1.A2" office:value-type="string">
            <text:p text:style-name="P15"><text:span text:style-name="Source_20_Text">OZEL_IC_KARAKTER </text:span></text:p>
          </table:table-cell>
          <table:table-cell table:style-name="Table1.B2" office:value-type="string">
            <text:p text:style-name="P18"/>
          </table:table-cell>
        </table:table-row>
        <table:table-row>
          <table:table-cell table:style-name="Table1.A2" office:value-type="string">
            <text:p text:style-name="P19"><text:span text:style-name="Source_20_Text">IS_TAM</text:span></text:p>
          </table:table-cell>
          <table:table-cell table:style-name="Table1.B2" office:value-type="string">
            <text:p text:style-name="P18"/>
          </table:table-cell>
        </table:table-row>
        <table:table-row>
          <table:table-cell table:style-name="Table1.A2" office:value-type="string">
            <text:p text:style-name="P19"><text:span text:style-name="Source_20_Text">EK</text:span></text:p>
          </table:table-cell>
          <table:table-cell table:style-name="Table1.B2" office:value-type="string">
            <text:p text:style-name="P18"/>
          </table:table-cell>
        </table:table-row>
        <table:table-row>
          <table:table-cell table:style-name="Table1.A2" office:value-type="string">
            <text:p text:style-name="P18"/>
          </table:table-cell>
          <table:table-cell table:style-name="Table1.B2" office:value-type="string">
            <text:p text:style-name="P18"/>
          </table:table-cell>
        </table:table-row>
      </table:table>
      <text:p text:style-name="P20"/>
      <text:p text:style-name="P2"><text:span text:style-name="T21">Tartışma</text:span>: Sözlükteki her kelimeyi özel olarak işaretlemek yerine bazı istisnai durumlar için bu istisnaların kurallara göre otomatik olarak işaretlenmesi mümkün olabilir. </text:p>
      <text:p text:style-name="P21">Sözlükten bir parça:</text:p>
      <text:p text:style-name="P4"><text:span text:style-name="T22">#Sözlük parçası</text:span></text:p>
      <text:p text:style-name="P4"><text:span text:style-name="T22">zeki SI </text:span></text:p>
      <text:p text:style-name="P4"><text:span text:style-name="T22">zelzele IS </text:span></text:p>
      <text:p text:style-name="P4"><text:span text:style-name="T22">zem IS CIFT </text:span></text:p>
      <text:p text:style-name="P4"><text:span text:style-name="T22">zemberek IS YUM </text:span></text:p>
      <text:p text:style-name="P4"><text:span text:style-name="T22">zembil IS </text:span></text:p>
      <text:p text:style-name="P4"><text:span text:style-name="T22">zemheri IS </text:span></text:p>
      <text:p text:style-name="P4"><text:span text:style-name="T22">zemin IS </text:span></text:p>
      <text:p text:style-name="P4"><text:span text:style-name="T22">zemmet FI GEN YUM </text:span></text:p>
      <text:h text:style-name="P22" text:outline-level="3">Sözlükler (Sözlük.java)</text:h>
      <text:p text:style-name="P23">Kök Sözlüğünün sınıf-nesne olarak ifadesi olan tüm sözlük sınıfları Sözlük arayüzünden türetilmelidirler. Sözlük Arayüzü:</text:p>
      <text:p text:style-name="P6"><text:span text:style-name="T7">public</text:span><text:span text:style-name="T8"> </text:span><text:span text:style-name="T7">interface</text:span><text:span text:style-name="T8"> Sozluk</text:span></text:p>
      <text:p text:style-name="P7">{</text:p>
      <text:p text:style-name="P7"><text:span text:style-name="T8"><text:s text:c="4"/></text:span><text:span text:style-name="T23">/**</text:span></text:p>
      <text:p text:style-name="P8"><text:span text:style-name="T8"><text:s text:c="5"/></text:span><text:span text:style-name="T23">*</text:span><text:span text:style-name="T8"> </text:span><text:span text:style-name="T23">Verilen</text:span><text:span text:style-name="T8"> </text:span><text:span text:style-name="T23">kelime</text:span><text:span text:style-name="T8"> </text:span><text:span text:style-name="T23">için</text:span><text:span text:style-name="T8"> </text:span><text:span text:style-name="T23">seklinde</text:span><text:span text:style-name="T8"> </text:span><text:span text:style-name="T23">yazilan</text:span><text:span text:style-name="T8"> </text:span><text:span text:style-name="T23">tum</text:span><text:span text:style-name="T8"> </text:span><text:span text:style-name="T23">kelime</text:span><text:span text:style-name="T8"> </text:span><text:span text:style-name="T23">koklerini</text:span><text:span text:style-name="T8"> </text:span><text:span text:style-name="T23">dondurur.</text:span><text:span text:style-name="T8"> </text:span></text:p>
      <text:p text:style-name="P8"><text:span text:style-name="T8"><text:s text:c="5"/></text:span><text:span text:style-name="T23">*</text:span><text:span text:style-name="T8"> </text:span><text:span text:style-name="T23">giriş,</text:span><text:span text:style-name="T8"> </text:span><text:span text:style-name="T23">kokun</text:span><text:span text:style-name="T8"> </text:span><text:span text:style-name="T23">istisna</text:span><text:span text:style-name="T8"> </text:span><text:span text:style-name="T23">halini</text:span><text:span text:style-name="T8"> </text:span><text:span text:style-name="T23">taşıyan</text:span><text:span text:style-name="T8"> </text:span><text:span text:style-name="T23">bir</text:span><text:span text:style-name="T8"> </text:span><text:span text:style-name="T23">kelime</text:span><text:span text:style-name="T8"> </text:span><text:span text:style-name="T23">de</text:span><text:span text:style-name="T8"> </text:span><text:span text:style-name="T23">olabilir.</text:span></text:p>
      <text:p text:style-name="P8"><text:span text:style-name="T8"><text:s text:c="5"/></text:span><text:span text:style-name="T23">*</text:span><text:span text:style-name="T8"> </text:span><text:span text:style-name="T24">@return</text:span><text:span text:style-name="T8"> </text:span><text:span text:style-name="T23">kok</text:span><text:span text:style-name="T8"> </text:span><text:span text:style-name="T23">listesi.</text:span></text:p>
      <text:p text:style-name="P8"><text:span text:style-name="T8"><text:s text:c="5"/></text:span><text:span text:style-name="T23">*/</text:span></text:p>
      <text:p text:style-name="P8"><text:span text:style-name="T8"><text:s text:c="4"/></text:span><text:span text:style-name="T7">public</text:span><text:span text:style-name="T8"> Collection kokBul</text:span><text:span text:style-name="T9">(</text:span><text:span text:style-name="T8">String str</text:span><text:span text:style-name="T9">);</text:span></text:p>
      <text:p text:style-name="P9"/>
      <text:p text:style-name="P8"><text:span text:style-name="T8"><text:s text:c="4"/></text:span><text:span text:style-name="T23">/**</text:span></text:p>
      <text:p text:style-name="P8"><text:span text:style-name="T8"><text:s text:c="5"/></text:span><text:span text:style-name="T23">*</text:span><text:span text:style-name="T8"> </text:span><text:span text:style-name="T23">sozluk</text:span><text:span text:style-name="T8"> </text:span><text:span text:style-name="T23">icindeki</text:span><text:span text:style-name="T8"> </text:span><text:span text:style-name="T23">normal</text:span><text:span text:style-name="T8"> </text:span><text:span text:style-name="T23">ya</text:span><text:span text:style-name="T8"> </text:span><text:span text:style-name="T23">da</text:span><text:span text:style-name="T8"> </text:span><text:span text:style-name="T23">kok</text:span><text:span text:style-name="T8"> </text:span><text:span text:style-name="T23">ozel</text:span><text:span text:style-name="T8"> </text:span><text:span text:style-name="T23">durumu</text:span><text:span text:style-name="T8"> </text:span><text:span text:style-name="T23">seklindeki</text:span></text:p>
      <text:p text:style-name="P10"><text:span text:style-name="T25"><text:s text:c="5"/>* tüm</text:span><text:span text:style-name="T10"> </text:span><text:span text:style-name="T25">kok</text:span><text:span text:style-name="T10"> </text:span><text:span text:style-name="T25">iceriklerini</text:span><text:span text:style-name="T10"> </text:span><text:span text:style-name="T25">bir</text:span><text:span text:style-name="T10"> </text:span><text:span text:style-name="T25">Koleksiyon</text:span><text:span text:style-name="T10"> </text:span><text:span text:style-name="T25">nesnesi</text:span><text:span text:style-name="T10"> </text:span><text:span text:style-name="T25">olarak</text:span><text:span text:style-name="T10"> </text:span><text:span text:style-name="T25">dondurur.</text:span></text:p>
      <text:p text:style-name="P8"><text:span text:style-name="T8"><text:s text:c="5"/></text:span><text:span text:style-name="T23">*</text:span><text:span text:style-name="T8"> </text:span><text:span text:style-name="T24">@return : </text:span><text:span text:style-name="T26">Tüm kökleri taşıyan liste</text:span></text:p>
      <text:p text:style-name="P8"><text:span text:style-name="T8"><text:s text:c="5"/></text:span><text:span text:style-name="T23">*/</text:span></text:p>
      <text:p text:style-name="P8"><text:span text:style-name="T8"><text:s text:c="4"/></text:span><text:span text:style-name="T7">public</text:span><text:span text:style-name="T8"> Collection getKelimeler</text:span><text:span text:style-name="T9">();</text:span></text:p>
      <text:p text:style-name="P8"/>
      <text:p text:style-name="P8"><text:span text:style-name="T8"><text:s text:c="4"/></text:span><text:span text:style-name="T23">/**</text:span></text:p>
      <text:p text:style-name="P8"><text:span text:style-name="T8"><text:s text:c="5"/></text:span><text:span text:style-name="T23">*</text:span><text:span text:style-name="T8"> </text:span><text:span text:style-name="T23">sozluge</text:span><text:span text:style-name="T8"> </text:span><text:span text:style-name="T23">kok</text:span><text:span text:style-name="T8"> </text:span><text:span text:style-name="T23">ekler.</text:span></text:p>
      <text:p text:style-name="P8"><text:span text:style-name="T8"><text:s text:c="5"/></text:span><text:span text:style-name="T23">*</text:span><text:span text:style-name="T8"> </text:span><text:span text:style-name="T24">@param</text:span><text:span text:style-name="T8"> </text:span><text:span text:style-name="T23">kok</text:span></text:p>
      <text:p text:style-name="P8"><text:span text:style-name="T8"><text:s text:c="5"/></text:span><text:span text:style-name="T23">*/</text:span></text:p>
      <text:p text:style-name="P8"><text:span text:style-name="T8"><text:s text:c="4"/></text:span><text:span text:style-name="T7">public</text:span><text:span text:style-name="T8"> </text:span><text:span text:style-name="T7">void</text:span><text:span text:style-name="T8"> ekle</text:span><text:span text:style-name="T9">(</text:span><text:span text:style-name="T8">Kok kok</text:span><text:span text:style-name="T9">);</text:span></text:p>
      <text:p text:style-name="P8"/>
      <text:p text:style-name="P8"><text:span text:style-name="T8"><text:s text:c="4"/></text:span><text:span text:style-name="T7">public</text:span><text:span text:style-name="T8"> KokSeciciFactory getKokSeciciFactory</text:span><text:span text:style-name="T9">();</text:span></text:p>
      <text:p text:style-name="P7">}</text:p>
      <text:p text:style-name="P24">Bu arayüzde ekle(Kok) ve <text:s/><text:span text:style-name="T27">getKokSeciciFactory() dir. Genel olarak Sözlük arayüzünü gerçekleyen sınıflar </text:span></text:p>
      <text:list text:style-name="L2">
        <text:list-item>
          <text:p text:style-name="P25">Bir sözlük okuyucu oluştur</text:p>
        </text:list-item>
        <text:list-item>
          <text:p text:style-name="P25">Kökleri oku</text:p>
        </text:list-item>
        <text:list-item>
          <text:p text:style-name="P25">Veriyapısına yerleştir</text:p>
        </text:list-item>
      </text:list>
      <text:p text:style-name="P2">adımlarını gerçeklerler. Şu anda Zemberek kütüphanesinde yalnızca bir Sözlük gerçeklemesi vardır, Ağaç Sözlük (TreeSozluk.java) </text:p>
      <text:p text:style-name="P2">getKokSeciciFactory() ise Çözümleyiciler tarafından kök adaylarının belirlenmesi için kullanılan KökSeçiciler için bir fabrika gerçeklemesi döndürürler. Bu yapının detayları KökSeçiciler bölümünde anlatılacaktır.</text:p>
      <text:h text:style-name="P22" text:outline-level="3">AğaçSözlük (TreeSozluk.java)</text:h>
      <text:p text:style-name="P23">Zemberek kütüphanesindeki tek sözlük gerçeklemesi Ağaç Sözlüktür. Daha önce yapılan iki gerçeklemeler istenirse cvs sunucusundaki attic'den elde edilebilir. Ağaç Sözlük kendisine verilen bir sözlük okuyucuyu kullanarak tüm kökleri okur ve bir Kök Ağacına yerleştirir. Belli bir kelime için aday kökleri bulmak isteyen istemciler Ağaç sözlükten bir KökSeçici Üretici (KokSeciciFactory) isterler ve bu factory yardımı ile istedikleri türdeki kökseçiciyi elde ederler. Yani Sözlük aynı zamanda KökSeçicileri oluşturmak için kullanılan fabrikaya da erişim noktasıdır.</text:p>
      <text:h text:style-name="P26" text:outline-level="4">Kök Ağacı (KokAgaci.java)</text:h>
      <text:p text:style-name="P23">Kök ağacı zemberek sisteminin temel veri taşıyıcılarından biridir. Kök sözlüğünden okunan tüm kökler bu ağaca yerleştirilirler. Ağacın oluşumundan <text:span text:style-name="T1">TreeSozluk</text:span> sınıfı sorumludur. Kök ağacı kompakt DAWG (Directed Acyclic Word Graph) – Patricia tree benzeri bir yapıya sahiptir. Ağaca eklenen her kök harflerine göre bir ağaç oluşturacak şekilde yerleştirilir. Bir kök'ü bulmak için ağacın başından itibaren kök'ü oluşturan harfleri temsil eden düğümleri izlemek yeterlidir. Örneğin aşağıdaki şekilde “Bale” kökünü bulmak için önce ağacın en başındaki “b” harfine, sonra “a” , sonra “l” ve son olarak ta “e” harfini temsil eden alt düğüme doğru ilerlemek yeterlidir. Eğer bir kök'ü ararken erişmek istediğimiz harfe ait bir alt düğüme gidemiyorsak kök ağaçta yok demektir. </text:p>
      <text:p text:style-name="P23">Ağacın bir özelliği de boşuna düğüm oluşturmamasıdır. Eğer bir kök'ün altında başka bir kök olmayacaksa tüm harfleri için ayrı ayrı değil, sadece gerektiği kadar düğüm oluşturulur. Aşağıdaki şekilde “balerin” kökü için sadece B-A-L-E-R düğümleri oluşmuş, daha aşağıda kök olmadığı için Balerin kökü doğrudan “R” düğümüne eklenmiştir.</text:p>
      <text:p text:style-name="P23"><draw:g text:anchor-type="paragraph" draw:z-index="2" draw:style-name="gr1"><draw:line draw:style-name="gr2" draw:text-style-name="P27" svg:x1="9.603cm" svg:y1="10.012cm" svg:x2="9.603cm" svg:y2="10.712cm"><text:p/></draw:line><draw:line draw:style-name="gr2" draw:text-style-name="P27" svg:x1="5.802cm" svg:y1="2.812cm" svg:x2="5.802cm" svg:y2="3.412cm"><text:p/></draw:line><draw:line draw:style-name="gr2" draw:text-style-name="P27" svg:x1="8.102cm" svg:y1="5.611cm" svg:x2="7.402cm" svg:y2="6.112cm"><text:p/></draw:line><draw:line draw:style-name="gr2" draw:text-style-name="P27" svg:x1="8.502cm" svg:y1="5.911cm" svg:x2="8.502cm" svg:y2="7.213cm"><text:p/></draw:line><draw:line draw:style-name="gr2" draw:text-style-name="P27" svg:x1="8.903cm" svg:y1="5.611cm" svg:x2="9.603cm" svg:y2="6.112cm"><text:p/></draw:line><draw:line draw:style-name="gr2" draw:text-style-name="P27" svg:x1="6.502cm" svg:y1="6.412cm" svg:x2="5.701cm" svg:y2="6.412cm"><text:p/></draw:line><draw:line draw:style-name="gr2" draw:text-style-name="P27" svg:x1="7.003cm" svg:y1="6.911cm" svg:x2="7.003cm" svg:y2="7.611cm"><text:p/></draw:line><draw:ellipse draw:style-name="gr3" draw:text-style-name="P27" svg:width="1.101cm" svg:height="1.2cm" svg:x="5.202cm" svg:y="1.613cm"><text:p text:style-name="P28">A</text:p></draw:ellipse><draw:ellipse draw:style-name="gr3" draw:text-style-name="P27" svg:width="1.101cm" svg:height="1.202cm" svg:x="8.102cm" svg:y="2.713cm"><text:p text:style-name="P28">B</text:p></draw:ellipse><draw:line draw:style-name="gr2" draw:text-style-name="P27" svg:x1="8.001cm" svg:y1="1.212cm" svg:x2="6.202cm" svg:y2="1.912cm"><text:p/></draw:line><draw:line draw:style-name="gr2" draw:text-style-name="P27" svg:x1="8.603cm" svg:y1="1.711cm" svg:x2="8.603cm" svg:y2="2.711cm"><text:p/></draw:line><draw:circle draw:style-name="gr4" draw:text-style-name="P27" svg:width="1.5cm" svg:height="1.5cm" svg:x="7.902cm" svg:y="0.212cm"><text:p text:style-name="P28">Kök</text:p></draw:circle><draw:ellipse draw:style-name="gr3" draw:text-style-name="P27" svg:width="0.9cm" svg:height="1.001cm" svg:x="2.703cm" svg:y="2.713cm"><text:p text:style-name="P28">B</text:p></draw:ellipse><draw:circle draw:style-name="gr3" draw:text-style-name="P27" svg:width="1.001cm" svg:height="1.001cm" svg:x="5.303cm" svg:y="3.411cm"><text:p text:style-name="P28">D</text:p></draw:circle><draw:custom-shape draw:style-name="gr5" draw:text-style-name="P27" svg:width="1.4cm" svg:height="0.699cm" svg:x="6.303cm" svg:y="3.613cm"><text:p text:style-name="P28">A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svg:width="1.401cm" svg:height="0.701cm" svg:x="1.302cm" svg:y="2.812cm"><text:p text:style-name="P28">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 draw:text-style-name="P27" svg:x1="5.202cm" svg:y1="2.313cm" svg:x2="3.502cm" svg:y2="2.913cm"><text:p/></draw:line><draw:line draw:style-name="gr2" draw:text-style-name="P27" svg:x1="8.603cm" svg:y1="3.913cm" svg:x2="8.603cm" svg:y2="4.913cm"><text:p/></draw:line><draw:ellipse draw:style-name="gr3" draw:text-style-name="P27" svg:width="1.001cm" svg:height="1.1cm" svg:x="8.001cm" svg:y="4.812cm"><text:p text:style-name="P28">A</text:p></draw:ellipse><draw:ellipse draw:style-name="gr3" draw:text-style-name="P27" svg:width="1.001cm" svg:height="1.1cm" svg:x="8.001cm" svg:y="7.213cm"><text:p text:style-name="P28">L</text:p></draw:ellipse><draw:ellipse draw:style-name="gr6" draw:text-style-name="P27" svg:width="1.001cm" svg:height="1.101cm" svg:x="9.402cm" svg:y="5.911cm"><text:p text:style-name="P28">Z</text:p></draw:ellipse><draw:custom-shape draw:style-name="gr5" draw:text-style-name="P27" svg:width="1.401cm" svg:height="0.701cm" svg:x="9.001cm" svg:y="7.412cm"><text:p text:style-name="P28">B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svg:width="1.401cm" svg:height="0.701cm" svg:x="10.402cm" svg:y="6.112cm"><text:p text:style-name="P28">Ba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3" draw:text-style-name="P27" svg:width="0.999cm" svg:height="1.1cm" svg:x="4.703cm" svg:y="5.814cm"><text:p text:style-name="P28">A</text:p></draw:ellipse><draw:ellipse draw:style-name="gr6" draw:text-style-name="P27" svg:width="1.001cm" svg:height="1.1cm" svg:x="6.502cm" svg:y="7.512cm"><text:p text:style-name="P28">I</text:p></draw:ellipse><draw:ellipse draw:style-name="gr3" draw:text-style-name="P27" svg:width="1.001cm" svg:height="1.1cm" svg:x="6.502cm" svg:y="5.814cm"><text:p text:style-name="P28">C</text:p></draw:ellipse><draw:custom-shape draw:style-name="gr5" draw:text-style-name="P27" svg:width="1.602cm" svg:height="0.701cm" svg:x="3.101cm" svg:y="5.812cm"><text:p text:style-name="P28">Bac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svg:width="1.601cm" svg:height="0.701cm" svg:x="4.902cm" svg:y="7.712cm"><text:p text:style-name="P28">Bacı</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3" draw:text-style-name="P27" svg:width="1.001cm" svg:height="1.101cm" svg:x="9.102cm" svg:y="8.912cm"><text:p text:style-name="P28">E</text:p></draw:ellipse><draw:line draw:style-name="gr2" draw:text-style-name="P27" svg:x1="8.202cm" svg:y1="8.211cm" svg:x2="7.802cm" svg:y2="8.911cm"><text:p/></draw:line><draw:line draw:style-name="gr2" draw:text-style-name="P27" svg:x1="8.802cm" svg:y1="8.211cm" svg:x2="9.301cm" svg:y2="9.012cm"><text:p/></draw:line><draw:custom-shape draw:style-name="gr5" draw:text-style-name="P27" svg:width="1.401cm" svg:height="0.701cm" svg:x="10.102cm" svg:y="9.113cm"><text:p text:style-name="P28">Ba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6" draw:text-style-name="P27" svg:width="1.001cm" svg:height="1.1cm" svg:x="2.702cm" svg:y="7.114cm"><text:p text:style-name="P28">N</text:p></draw:ellipse><draw:custom-shape draw:style-name="gr5" draw:text-style-name="P27" svg:width="2.701cm" svg:height="0.701cm" svg:x="0.002cm" svg:y="7.312cm"><text:p text:style-name="P28">Bacana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 draw:text-style-name="P27" svg:x1="4.801cm" svg:y1="6.611cm" svg:x2="3.602cm" svg:y2="7.412cm"><text:p/></draw:line><draw:ellipse draw:style-name="gr6" draw:text-style-name="P27" svg:width="1.001cm" svg:height="1.101cm" svg:x="9.102cm" svg:y="10.612cm"><text:p text:style-name="P28">R</text:p></draw:ellipse><draw:custom-shape draw:style-name="gr5" draw:text-style-name="P27" svg:width="2.701cm" svg:height="0.701cm" svg:x="10.102cm" svg:y="10.811cm"><text:p text:style-name="P28">Baler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7" draw:text-style-name="P27" svg:width="1.001cm" svg:height="1.1cm" svg:x="7.101cm" svg:y="8.812cm"><text:p/></draw:ellipse><draw:line draw:style-name="gr2" draw:text-style-name="P27" svg:x1="2.901cm" svg:y1="3.613cm" svg:x2="2.501cm" svg:y2="4.412cm"><text:p/></draw:line><draw:ellipse draw:style-name="gr7" draw:text-style-name="P27" svg:width="1.001cm" svg:height="1.101cm" svg:x="1.703cm" svg:y="4.311cm"><text:p/></draw:ellipse><draw:line draw:style-name="gr2" draw:text-style-name="P27" svg:x1="3.403cm" svg:y1="3.613cm" svg:x2="3.802cm" svg:y2="4.412cm"><text:p/></draw:line><draw:ellipse draw:style-name="gr7" draw:text-style-name="P27" svg:width="1.001cm" svg:height="1.101cm" svg:x="3.501cm" svg:y="4.311cm"><text:p/></draw:ellipse></draw:g><draw:g text:anchor-type="paragraph" draw:z-index="1" draw:style-name="gr8"><draw:rect draw:style-name="gr9" draw:text-style-name="P27" svg:width="4.201cm" svg:height="4.301cm" svg:x="11.218cm" svg:y="0.499cm"><text:p/></draw:rect><draw:ellipse draw:style-name="gr10" draw:text-style-name="P27" svg:width="0.556cm" svg:height="0.593cm" svg:x="11.497cm" svg:y="2.501cm"><text:p/></draw:ellipse><draw:ellipse draw:style-name="gr11" draw:text-style-name="P27" svg:width="0.556cm" svg:height="0.595cm" svg:x="11.497cm" svg:y="1.685cm"><text:p/></draw:ellipse><draw:ellipse draw:style-name="gr12" draw:text-style-name="P27" svg:width="0.556cm" svg:height="0.595cm" svg:x="11.497cm" svg:y="0.87cm"><text:p/></draw:ellipse><draw:custom-shape draw:style-name="gr13" draw:text-style-name="P27" svg:width="0.696cm" svg:height="0.445cm" svg:x="11.426cm" svg:y="3.3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29" svg:width="0.766cm" svg:height="0.445cm" svg:x="11.426cm" svg:y="3.9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31" svg:width="3.597cm" svg:height="0.701cm" svg:x="12.021cm" svg:y="0.809cm"><draw:text-box><text:p text:style-name="P30"><text:span text:style-name="T28">Başlangıç Düğümü</text:span></text:p></draw:text-box></draw:frame><draw:frame draw:style-name="gr15" draw:text-style-name="P31" svg:width="2.597cm" svg:height="0.701cm" svg:x="12.121cm" svg:y="1.663cm"><draw:text-box><text:p text:style-name="P30"><text:span text:style-name="T28">Ara Düğüm</text:span></text:p></draw:text-box></draw:frame><draw:frame draw:style-name="gr15" draw:text-style-name="P31" svg:width="3.128cm" svg:height="0.701cm" svg:x="12.121cm" svg:y="2.475cm"><draw:text-box><text:p text:style-name="P30"><text:span text:style-name="T28">Uç Düğüm</text:span></text:p></draw:text-box></draw:frame><draw:frame draw:style-name="gr15" draw:text-style-name="P31" svg:width="2.641cm" svg:height="0.701cm" svg:x="12.121cm" svg:y="3.242cm"><draw:text-box><text:p text:style-name="P30"><text:span text:style-name="T28">Kök Nesnesi</text:span></text:p></draw:text-box></draw:frame><draw:frame draw:style-name="gr15" draw:text-style-name="P31" svg:width="3.126cm" svg:height="0.701cm" svg:x="12.192cm" svg:y="3.909cm"><draw:text-box><text:p text:style-name="P30"><text:span text:style-name="T28">Üye değişken</text:span></text:p></draw:text-box></draw:frame></draw:g></text:p>
      <text:p text:style-name="P32">Çeşitli nedenlerle değişikliğe uğrayabilecek olan kökler ağaca eklenirken değişmiş halleri ile beraber eklenirler. Örneğin <text:span text:style-name="T1">kitap</text:span> kökü hem “<text:span text:style-name="T1">kitab</text:span>” hem de “<text:span text:style-name="T1">kitap</text:span>” hali ile sözlüğe eklenir, ancak bu iki <text:s/>kelime için oluşan düğüm de aynı kök'ü gösterirler. Böylece “Kitabına” gibi kelimeler için kök adayları aranırken “kitap” köküne erişilmiş olur.</text:p>
      <text:p text:style-name="P32"><draw:g text:anchor-type="paragraph" draw:z-index="6" draw:style-name="gr1"><draw:custom-shape draw:style-name="gr16" draw:text-style-name="P27" draw:id="id1" svg:width="1.9cm" svg:height="0.701cm" svg:x="7.8cm" svg:y="6.204cm"><text:p text:style-name="P28">Kita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27" draw:id="id2" svg:width="2.001cm" svg:height="0.699cm" svg:x="10.4cm" svg:y="6.904cm"><text:p text:style-name="P28">Kita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draw:style-name="gr18" draw:text-style-name="P27" svg:width="1.401cm" svg:height="1.4cm" svg:x="9.699cm" svg:y="3.903cm"><text:p text:style-name="P28">P</text:p></draw:circle><draw:circle draw:style-name="gr19" draw:text-style-name="P27" svg:width="1.401cm" svg:height="1.4cm" svg:x="6.2cm" svg:y="3.903cm"><text:p text:style-name="P28">B</text:p></draw:circle><draw:line draw:style-name="gr20" draw:text-style-name="P27" svg:x1="7.9cm" svg:y1="3.302cm" svg:x2="7.3cm" svg:y2="4.002cm"><text:p/></draw:line><draw:line draw:style-name="gr21" draw:text-style-name="P27" svg:x1="9.001cm" svg:y1="3.103cm" svg:x2="9.901cm" svg:y2="4.103cm"><text:p/></draw:line><draw:custom-shape draw:style-name="gr22" draw:text-style-name="P29" draw:id="id3" svg:width="1.301cm" svg:height="0.5cm" svg:x="10.901cm" svg:y="4.803cm"><text:p text:style-name="P28"><text:span text:style-name="T29">kö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29" svg:width="1.5cm" svg:height="0.5cm" svg:x="10.8cm" svg:y="3.803cm"><text:p text:style-name="P28"><text:span text:style-name="T29">kel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 draw:text-style-name="P27" draw:type="curve" svg:x1="8.749cm" svg:y1="6.904cm" svg:x2="10.402cm" svg:y2="7.255cm" draw:start-shape="id1" draw:start-glue-point="2" draw:end-shape="id2" draw:end-glue-point="3"><text:p/></draw:connector><draw:connector draw:style-name="gr25" draw:text-style-name="P27" draw:type="curve" svg:x1="11.551cm" svg:y1="5.302cm" svg:x2="9.699cm" svg:y2="6.554cm" draw:start-shape="id3" draw:start-glue-point="2" draw:end-shape="id1" draw:end-glue-point="1"><text:p/></draw:connector><draw:custom-shape draw:style-name="gr26" draw:text-style-name="P29" draw:id="id5" svg:width="1.5cm" svg:height="0.5cm" svg:x="4.9cm" svg:y="3.904cm"><text:p text:style-name="P28"><text:span text:style-name="T29">kel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29" draw:id="id4" svg:width="1.301cm" svg:height="0.5cm" svg:x="5.099cm" svg:y="4.803cm"><text:p text:style-name="P28"><text:span text:style-name="T29">kö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8" draw:text-style-name="P27" draw:type="curve" svg:x1="5.748cm" svg:y1="5.302cm" svg:x2="7.801cm" svg:y2="6.554cm" draw:start-shape="id4" draw:start-glue-point="2" draw:end-shape="id1" draw:end-glue-point="3"><text:p/></draw:connector><draw:custom-shape draw:style-name="gr29" draw:text-style-name="P27" draw:id="id6" svg:width="2.001cm" svg:height="0.701cm" svg:x="2cm" svg:y="3.103cm"><text:p text:style-name="P28">Ki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27" draw:type="curve" svg:x1="4.901cm" svg:y1="4.154cm" svg:x2="4cm" svg:y2="3.452cm" draw:start-shape="id5" draw:start-glue-point="3" draw:end-shape="id6" draw:end-glue-point="1"><text:p/></draw:connector><draw:line draw:style-name="gr31" draw:text-style-name="P27" svg:x1="8.5cm" svg:y1="1.201cm" svg:x2="8.5cm" svg:y2="2.201cm"><text:p/></draw:line><draw:circle draw:style-name="gr32" draw:text-style-name="P27" svg:width="1.401cm" svg:height="1.401cm" svg:x="7.8cm" svg:y="2.202cm"><text:p text:style-name="P28">A</text:p></draw:circle><draw:circle draw:style-name="gr33" draw:text-style-name="P27" svg:width="1.401cm" svg:height="1.401cm" svg:x="7.8cm" svg:y="0.002cm"><text:p text:style-name="P28">T</text:p></draw:circle></draw:g></text:p>
      <text:h text:style-name="P22" text:outline-level="3"/>
      <text:p text:style-name="P23">Eş Sesli olan kökler aynı düğüme bağlanırlar. Aşağıdaki örnekte “<text:span text:style-name="T1">Yüz</text:span>” kökünün üç hali de aynı köke bağlanmış şekilde duruyorlar. Ağacın oluşumu sırasında ilk gelen kök düğümdeki “<text:span text:style-name="T1">kök</text:span>“ değerine, sonradan gelenler de “<text:span text:style-name="T1">esSesliler</text:span>” listesine eklenirler. Arama sırasında bu üç kök te aday olarak döndürülür.</text:p>
      <text:p text:style-name="P23"><draw:g text:anchor-type="paragraph" draw:z-index="0" draw:style-name="gr1"><draw:ellipse draw:style-name="gr3" draw:text-style-name="P27" svg:width="1.301cm" svg:height="1.401cm" svg:x="6.593cm" svg:y="1.625cm"><text:p text:style-name="P28">Ü</text:p></draw:ellipse><draw:ellipse draw:style-name="gr3" draw:text-style-name="P27" svg:width="1.5cm" svg:height="1.601cm" svg:x="6.495cm" svg:y="3.625cm"><text:p text:style-name="P28">Z</text:p></draw:ellipse><draw:custom-shape draw:style-name="gr34" draw:text-style-name="P29" draw:id="id7" svg:width="1.502cm" svg:height="0.502cm" svg:x="7.594cm" svg:y="3.525cm"><text:p text:style-name="P28"><text:span text:style-name="T29">kel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29" draw:id="id12" svg:width="1.301cm" svg:height="0.502cm" svg:x="7.795cm" svg:y="4.124cm"><text:p text:style-name="P28"><text:span text:style-name="T29">kö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29" draw:id="id9" svg:width="2.001cm" svg:height="0.502cm" svg:x="7.594cm" svg:y="4.724cm"><text:p text:style-name="P28"><text:span text:style-name="T29">esSesl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27" draw:id="id8" svg:width="2.001cm" svg:height="0.699cm" svg:x="10.194cm" svg:y="2.726cm"><text:p text:style-name="P28">Yü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6" draw:text-style-name="P27" draw:type="curve" svg:x1="9.095cm" svg:y1="3.777cm" svg:x2="10.196cm" svg:y2="3.075cm" draw:start-shape="id7" draw:start-glue-point="1" draw:end-shape="id8" draw:end-glue-point="3"><text:p/></draw:connector><draw:custom-shape draw:style-name="gr5" draw:text-style-name="P27" draw:id="id13" svg:width="3.1cm" svg:height="0.699cm" svg:x="10.395cm" svg:y="4.026cm"><text:p text:style-name="P28">Yüz (isi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draw:id="id10" svg:width="3.1cm" svg:height="0.701cm" svg:x="8.495cm" svg:y="5.525cm"><text:p text:style-name="P28">Yüz (sayı)</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draw:id="id11" svg:width="3.102cm" svg:height="0.701cm" svg:x="11.793cm" svg:y="5.525cm"><text:p text:style-name="P28">Yüz (fi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6" draw:text-style-name="P27" draw:type="curve" svg:x1="9.594cm" svg:y1="4.975cm" svg:x2="10.046cm" svg:y2="5.527cm" draw:start-shape="id9" draw:start-glue-point="1" draw:end-shape="id10" draw:end-glue-point="0"><text:p/></draw:connector><draw:connector draw:style-name="gr36" draw:text-style-name="P27" draw:type="curve" svg:x1="9.594cm" svg:y1="4.975cm" svg:x2="13.346cm" svg:y2="5.527cm" draw:start-shape="id9" draw:start-glue-point="1" draw:end-shape="id11" draw:end-glue-point="0"><text:p/></draw:connector><draw:connector draw:style-name="gr36" draw:text-style-name="P27" draw:type="curve" svg:x1="9.095cm" svg:y1="4.375cm" svg:x2="10.397cm" svg:y2="4.375cm" draw:start-shape="id12" draw:start-glue-point="1" draw:end-shape="id13" draw:end-glue-point="3"><text:p/></draw:connector><draw:line draw:style-name="gr2" draw:text-style-name="P27" svg:x1="7.294cm" svg:y1="3.027cm" svg:x2="7.294cm" svg:y2="3.627cm"><text:p/></draw:line><draw:ellipse draw:style-name="gr3" draw:text-style-name="P27" svg:width="1.301cm" svg:height="1.401cm" svg:x="4.895cm" svg:y="0.325cm"><text:p text:style-name="P28">Y</text:p></draw:ellipse><draw:line draw:style-name="gr2" draw:text-style-name="P27" svg:x1="6.094cm" svg:y1="1.426cm" svg:x2="6.694cm" svg:y2="1.925cm"><text:p/></draw:line><draw:line draw:style-name="gr2" draw:text-style-name="P27" svg:x1="6.893cm" svg:y1="5.126cm" svg:x2="5.394cm" svg:y2="6.227cm"><text:p/></draw:line><draw:line draw:style-name="gr2" draw:text-style-name="P27" svg:x1="7.193cm" svg:y1="5.225cm" svg:x2="7.193cm" svg:y2="6.925cm"><text:p/></draw:line><draw:circle draw:style-name="gr6" draw:text-style-name="P27" svg:width="1.401cm" svg:height="1.401cm" svg:x="4.094cm" svg:y="5.825cm"><text:p text:style-name="P28">Ü</text:p></draw:circle><draw:custom-shape draw:style-name="gr5" draw:text-style-name="P27" svg:width="2.601cm" svg:height="0.701cm" svg:x="1.494cm" svg:y="6.125cm"><text:p text:style-name="P28">Yüzü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draw:style-name="gr6" draw:text-style-name="P27" svg:width="1.401cm" svg:height="1.4cm" svg:x="6.394cm" svg:y="6.927cm"><text:p text:style-name="P28">Y</text:p></draw:circle><draw:custom-shape draw:style-name="gr5" draw:text-style-name="P27" svg:width="2.601cm" svg:height="0.699cm" svg:x="7.795cm" svg:y="7.326cm"><text:p text:style-name="P28">Yüzyı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h text:style-name="P33" text:outline-level="4">Kök Düğümü (KokDugumu.java)</text:h>
      <text:p text:style-name="P2">Kök düğümü sınıfı Kök ağacının yapıtaşıdır. Her düğümde aşağıda listelenen üyeler bulunur.</text:p>
      <text:p text:style-name="P6"><text:span text:style-name="T8"><text:s text:c="4"/></text:span><text:span text:style-name="T7">protected</text:span><text:span text:style-name="T8"> KokDugumu</text:span><text:span text:style-name="T9">[</text:span><text:span text:style-name="T13">] subNod</text:span><text:span text:style-name="T8">es </text:span><text:span text:style-name="T9">=</text:span><text:span text:style-name="T8"> </text:span><text:span text:style-name="T7">null</text:span><text:span text:style-name="T9">;</text:span></text:p>
      <text:p text:style-name="P8"><text:span text:style-name="T8"><text:s text:c="4"/></text:span><text:span text:style-name="T7">protected</text:span><text:span text:style-name="T8"> </text:span><text:span text:style-name="T7">char</text:span><text:span text:style-name="T13"> </text:span><text:span text:style-name="T8">harf</text:span><text:span text:style-name="T9">;</text:span></text:p>
      <text:p text:style-name="P8"><text:span text:style-name="T8"><text:s text:c="4"/></text:span><text:span text:style-name="T7">protected</text:span><text:span text:style-name="T8"> List</text:span><text:span text:style-name="T13"> esSesliler</text:span><text:span text:style-name="T8"> </text:span><text:span text:style-name="T9">=</text:span><text:span text:style-name="T8"> </text:span><text:span text:style-name="T7">null</text:span><text:span text:style-name="T9">;</text:span></text:p>
      <text:p text:style-name="P8"><text:span text:style-name="T8"><text:s text:c="4"/></text:span><text:span text:style-name="T7">protected</text:span><text:span text:style-name="T8"> Kok</text:span><text:span text:style-name="T13"> </text:span><text:span text:style-name="T8">kok </text:span><text:span text:style-name="T9">=</text:span><text:span text:style-name="T8"> </text:span><text:span text:style-name="T7">null</text:span><text:span text:style-name="T9">;</text:span></text:p>
      <text:p text:style-name="P34"><text:span text:style-name="T30"><text:s text:c="4"/></text:span><text:span text:style-name="T31">protected</text:span><text:span text:style-name="T30"> CharSequenc</text:span><text:span text:style-name="T32">e </text:span><text:span text:style-name="T30">kelime </text:span><text:span text:style-name="T33">=</text:span><text:span text:style-name="T30"> </text:span><text:span text:style-name="T31">null</text:span><text:span text:style-name="T33">;</text:span></text:p>
      <text:h text:style-name="P22" text:outline-level="3">Kök Seçiciler</text:h>
      <text:p text:style-name="P32">Kök Seçiciler temelde Kelime ağacı üzerinde belli kurallara göre yürüyerek kriterle uyan kökleri toplayan sınıflardır. Tüm kök seçiciler <text:span text:style-name="T1">KokSecici</text:span> arayüzünü gerçeklerler. Arayüzün yalnızca iki metodu vardır.</text:p>
      <text:p text:style-name="P32"/>
      <text:p text:style-name="P6"><text:span text:style-name="T7">public</text:span><text:span text:style-name="T8"> </text:span><text:span text:style-name="T7">interface</text:span><text:span text:style-name="T8"> KokSecici</text:span></text:p>
      <text:p text:style-name="P7">{</text:p>
      <text:p text:style-name="P8"><text:span text:style-name="T8"><text:s text:c="4"/></text:span><text:span text:style-name="T23">/**</text:span></text:p>
      <text:p text:style-name="P8"><text:span text:style-name="T8"><text:s text:c="5"/></text:span><text:span text:style-name="T23">*</text:span><text:span text:style-name="T8"> </text:span><text:span text:style-name="T24">@param</text:span><text:span text:style-name="T8"> </text:span><text:span text:style-name="T23">giris:</text:span><text:span text:style-name="T8"> </text:span><text:span text:style-name="T23">Uzerinde</text:span><text:span text:style-name="T8"> </text:span><text:span text:style-name="T23">aday</text:span><text:span text:style-name="T8"> </text:span><text:span text:style-name="T23">kok</text:span><text:span text:style-name="T8"> </text:span><text:span text:style-name="T23">aramasi</text:span><text:span text:style-name="T8"> </text:span><text:span text:style-name="T23">yapilacak</text:span><text:span text:style-name="T8"> </text:span><text:span text:style-name="T23">giris</text:span><text:span text:style-name="T8"> </text:span><text:span text:style-name="T23">kelimesi.</text:span></text:p>
      <text:p text:style-name="P8"><text:span text:style-name="T8"><text:s text:c="5"/></text:span><text:span text:style-name="T23">*</text:span><text:span text:style-name="T8"> </text:span><text:span text:style-name="T24">@return</text:span><text:span text:style-name="T8"> </text:span><text:span text:style-name="T23">Aday</text:span><text:span text:style-name="T8"> </text:span><text:span text:style-name="T23">kok</text:span><text:span text:style-name="T8"> </text:span><text:span text:style-name="T23">dizisi</text:span></text:p>
      <text:p text:style-name="P8"><text:span text:style-name="T8"><text:s text:c="5"/></text:span><text:span text:style-name="T23">*/</text:span></text:p>
      <text:p text:style-name="P8"><text:span text:style-name="T8"><text:s text:c="4"/></text:span><text:span text:style-name="T7">public</text:span><text:span text:style-name="T8"> List getAdayKokler</text:span><text:span text:style-name="T9">(</text:span><text:span text:style-name="T8">String giris</text:span><text:span text:style-name="T9">);</text:span></text:p>
      <text:p text:style-name="P7">}</text:p>
      <text:p text:style-name="P32"/>
      <text:p text:style-name="P32">Belli bir kelime için kök adayları ekde etmek istenirse getAdayKokler(String) metodu kullanılır. Bu metod kriterlere uyan tüm aday kökleri bir liste olarak döndürür.</text:p>
      <text:h text:style-name="P35" text:outline-level="4">KökSeciciFactory</text:h>
      <text:p text:style-name="P32">Kök Seçiciler Sözlükten alınan bir fabrika yardımı ile elde edilirler. <text:s/>Aşağıdaki örnekte sozluk ismindeki TreeSozluk nesnesinden bir köksecici elde ediliyor.</text:p>
      <text:p text:style-name="P32"/>
      <text:p text:style-name="P8"><text:span text:style-name="T8">KokSecici kokSecici </text:span><text:span text:style-name="T9">=</text:span><text:span text:style-name="T8"> sozluk</text:span><text:span text:style-name="T9">.</text:span><text:span text:style-name="T8">getKokSeciciFactory</text:span><text:span text:style-name="T9">().</text:span><text:span text:style-name="T8">getKokSecici</text:span><text:span text:style-name="T9">();</text:span></text:p>
      <text:p text:style-name="P32"/>
      <text:p text:style-name="P32">KökSeçici arayüzü:(<text:span text:style-name="T4">KokSecici.java)</text:span></text:p>
      <text:p text:style-name="P6"><text:span text:style-name="T7">public</text:span><text:span text:style-name="T8"> </text:span><text:span text:style-name="T7">interface</text:span><text:span text:style-name="T8"> KokSeciciFactory</text:span></text:p>
      <text:p text:style-name="P7">{</text:p>
      <text:p text:style-name="P8"><text:span text:style-name="T8"><text:s text:c="4"/></text:span><text:span text:style-name="T7">public</text:span><text:span text:style-name="T8"> KokSecici getKokSecici</text:span><text:span text:style-name="T9">();</text:span></text:p>
      <text:p text:style-name="P8"><text:span text:style-name="T8"><text:s text:c="4"/></text:span><text:span text:style-name="T7">public</text:span><text:span text:style-name="T8"> KokSecici getHataToleransliKoksecici</text:span><text:span text:style-name="T9">();</text:span></text:p>
      <text:p text:style-name="P8"><text:span text:style-name="T8"><text:s text:c="4"/></text:span><text:span text:style-name="T7">public</text:span><text:span text:style-name="T8"> KokSecici getTurkceHarfToleransliKokSecici</text:span><text:span text:style-name="T9">();</text:span></text:p>
      <text:p text:style-name="P7">}</text:p>
      <text:p text:style-name="P32"/>
      <text:p text:style-name="P32">TreeSozluk.java'nın içinde bulunan KökSeçici Fabrikası gerçeklemesi (iç sınıf)</text:p>
      <text:p text:style-name="P9"/>
      <text:p text:style-name="P7"><text:span text:style-name="T8"><text:s text:c="4"/></text:span><text:span text:style-name="T7">class</text:span><text:span text:style-name="T8"> TreeKokSeciciFactoryImpl </text:span><text:span text:style-name="T7">implements</text:span><text:span text:style-name="T8"> KokSeciciFactory</text:span></text:p>
      <text:p text:style-name="P8"><text:span text:style-name="T8"><text:s text:c="4"/></text:span><text:span text:style-name="T9">{</text:span></text:p>
      <text:p text:style-name="P8"><text:span text:style-name="T8"><text:s text:c="8"/>KokAgaci </text:span><text:span text:style-name="T13">agac</text:span><text:span text:style-name="T8"> </text:span><text:span text:style-name="T9">=</text:span><text:span text:style-name="T8"> </text:span><text:span text:style-name="T7">null</text:span><text:span text:style-name="T9">;</text:span></text:p>
      <text:p text:style-name="P8"><text:span text:style-name="T8"><text:s text:c="8"/></text:span><text:span text:style-name="T7">public</text:span><text:span text:style-name="T8"> TreeKokSeciciFactoryImpl</text:span><text:span text:style-name="T9">(</text:span><text:span text:style-name="T8">KokAgaci agac</text:span><text:span text:style-name="T9">)</text:span></text:p>
      <text:p text:style-name="P8"><text:span text:style-name="T8"><text:s text:c="8"/></text:span><text:span text:style-name="T9">{</text:span></text:p>
      <text:p text:style-name="P8"><text:span text:style-name="T8"><text:s text:c="12"/></text:span><text:span text:style-name="T7">this</text:span><text:span text:style-name="T9">.</text:span><text:span text:style-name="T13">agac</text:span><text:span text:style-name="T8"> </text:span><text:span text:style-name="T9">=</text:span><text:span text:style-name="T8"> agac</text:span><text:span text:style-name="T9">;</text:span></text:p>
      <text:p text:style-name="P8"><text:span text:style-name="T8"><text:s text:c="8"/></text:span><text:span text:style-name="T9">}</text:span></text:p>
      <text:p text:style-name="P8"><text:span text:style-name="T8"><text:s text:c="8"/></text:span><text:span text:style-name="T7">public</text:span><text:span text:style-name="T8"> KokSecici getKokSecici</text:span><text:span text:style-name="T9">()</text:span></text:p>
      <text:p text:style-name="P8"><text:span text:style-name="T8"><text:s text:c="8"/></text:span><text:span text:style-name="T9">{</text:span></text:p>
      <text:p text:style-name="P8"><text:span text:style-name="T8"><text:s text:c="12"/></text:span><text:span text:style-name="T34">return</text:span><text:span text:style-name="T8"> </text:span><text:span text:style-name="T7">new</text:span><text:span text:style-name="T8"> HizliWordTreeKokSecici</text:span><text:span text:style-name="T9">(</text:span><text:span text:style-name="T7">this</text:span><text:span text:style-name="T9">.</text:span><text:span text:style-name="T13">agac</text:span><text:span text:style-name="T9">);</text:span></text:p>
      <text:p text:style-name="P8"><text:span text:style-name="T8"><text:s text:c="8"/></text:span><text:span text:style-name="T9">}</text:span></text:p>
      <text:p text:style-name="P8"><text:span text:style-name="T8"><text:s text:c="8"/></text:span><text:span text:style-name="T7">public</text:span><text:span text:style-name="T8"> KokSecici getHataToleransliKoksecici</text:span><text:span text:style-name="T9">()</text:span></text:p>
      <text:p text:style-name="P8"><text:span text:style-name="T8"><text:s text:c="8"/></text:span><text:span text:style-name="T9">{</text:span></text:p>
      <text:p text:style-name="P8"><text:span text:style-name="T8"><text:s text:c="12"/></text:span><text:span text:style-name="T34">return</text:span><text:span text:style-name="T8"> </text:span><text:span text:style-name="T7">new</text:span><text:span text:style-name="T8"> HataToleransliKokSecici</text:span><text:span text:style-name="T9">(</text:span><text:span text:style-name="T7">this</text:span><text:span text:style-name="T9">.</text:span><text:span text:style-name="T13">agac</text:span><text:span text:style-name="T9">);</text:span></text:p>
      <text:p text:style-name="P8"><text:span text:style-name="T8"><text:s text:c="8"/></text:span><text:span text:style-name="T9">}</text:span></text:p>
      <text:p text:style-name="P8"><text:span text:style-name="T8"><text:s text:c="8"/></text:span><text:span text:style-name="T7">public</text:span><text:span text:style-name="T8"> KokSecici getTurkceHarfToleransliKokSecici</text:span><text:span text:style-name="T9">()</text:span></text:p>
      <text:p text:style-name="P8"><text:span text:style-name="T8"><text:s text:c="8"/></text:span><text:span text:style-name="T9">{</text:span></text:p>
      <text:p text:style-name="P8"><text:span text:style-name="T8"><text:s text:c="12"/></text:span><text:span text:style-name="T34">return</text:span><text:span text:style-name="T8"> </text:span><text:span text:style-name="T7">new</text:span><text:span text:style-name="T8"> TurkceHarfToleransliKokSecici</text:span><text:span text:style-name="T9">(</text:span><text:span text:style-name="T7">this</text:span><text:span text:style-name="T9">.</text:span><text:span text:style-name="T13">agac</text:span><text:span text:style-name="T9">);</text:span></text:p>
      <text:p text:style-name="P8"><text:span text:style-name="T8"><text:s text:c="8"/></text:span><text:span text:style-name="T9">}</text:span></text:p>
      <text:p text:style-name="P8"><text:span text:style-name="T8"><text:s text:c="4"/></text:span><text:span text:style-name="T9">}</text:span></text:p>
      <text:p text:style-name="P36"/>
      <text:h text:style-name="P26" text:outline-level="4">Normal Kök Seçici (HizliWordTreeKokSecici.java)</text:h>
      <text:p text:style-name="P32">Çözümleyicinin verilen bir kelime için aday kökleri bulması için kullanılır. Giriş kelimesinin ilk harfinden başlanarak ağaç üzerinde ilerlenmeye başlanır. İlerleyecek yer kalmayana veya kelime bitene dek ağaç üzerinde ilerlenilir, ve rastlanan tüm kökler aday olarak toplanır. Örneğin “balerinlerin“ kelimesi için yolda rastlanan “bal”, “bale ve “balerin” aday kökler olacaktır.</text:p>
      <text:p text:style-name="P32"><draw:g text:anchor-type="paragraph" draw:z-index="4" draw:style-name="gr1"><draw:line draw:style-name="gr2" draw:text-style-name="P27" svg:x1="8.502cm" svg:y1="1.501cm" svg:x2="8.502cm" svg:y2="2.501cm"><text:p/></draw:line><draw:line draw:style-name="gr2" draw:text-style-name="P27" svg:x1="8.502cm" svg:y1="3.302cm" svg:x2="8.502cm" svg:y2="4.002cm"><text:p/></draw:line><draw:line draw:style-name="gr2" draw:text-style-name="P27" svg:x1="9.502cm" svg:y1="9.102cm" svg:x2="9.502cm" svg:y2="9.802cm"><text:p/></draw:line><draw:line draw:style-name="gr2" draw:text-style-name="P27" svg:x1="8.002cm" svg:y1="4.703cm" svg:x2="7.302cm" svg:y2="5.202cm"><text:p/></draw:line><draw:line draw:style-name="gr2" draw:text-style-name="P27" svg:x1="8.401cm" svg:y1="5.003cm" svg:x2="8.401cm" svg:y2="6.303cm"><text:p/></draw:line><draw:line draw:style-name="gr2" draw:text-style-name="P27" svg:x1="8.802cm" svg:y1="4.703cm" svg:x2="9.502cm" svg:y2="5.202cm"><text:p/></draw:line><draw:line draw:style-name="gr2" draw:text-style-name="P27" svg:x1="6.403cm" svg:y1="5.502cm" svg:x2="5.602cm" svg:y2="5.502cm"><text:p/></draw:line><draw:line draw:style-name="gr2" draw:text-style-name="P27" svg:x1="6.902cm" svg:y1="6.003cm" svg:x2="6.902cm" svg:y2="6.702cm"><text:p/></draw:line><draw:ellipse draw:style-name="gr3" draw:text-style-name="P27" svg:width="1.101cm" svg:height="1.202cm" svg:x="7.902cm" svg:y="2.201cm"><text:p text:style-name="P28">B</text:p></draw:ellipse><draw:circle draw:style-name="gr4" draw:text-style-name="P27" svg:width="1.5cm" svg:height="1.5cm" svg:x="7.703cm" svg:y="0.002cm"><text:p text:style-name="P28">Kök</text:p></draw:circle><draw:ellipse draw:style-name="gr3" draw:text-style-name="P27" svg:width="1.001cm" svg:height="1.101cm" svg:x="7.902cm" svg:y="3.902cm"><text:p text:style-name="P28">A</text:p></draw:ellipse><draw:ellipse draw:style-name="gr3" draw:text-style-name="P27" svg:width="1.001cm" svg:height="1.1cm" svg:x="7.902cm" svg:y="6.302cm"><text:p text:style-name="P28">L</text:p></draw:ellipse><draw:ellipse draw:style-name="gr6" draw:text-style-name="P27" svg:width="1.001cm" svg:height="1.1cm" svg:x="9.303cm" svg:y="5.002cm"><text:p text:style-name="P28">Z</text:p></draw:ellipse><draw:custom-shape draw:style-name="gr5" draw:text-style-name="P27" svg:width="1.401cm" svg:height="0.701cm" svg:x="8.902cm" svg:y="6.502cm"><text:p text:style-name="P28">B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svg:width="1.4cm" svg:height="0.701cm" svg:x="10.303cm" svg:y="5.202cm"><text:p text:style-name="P28">Ba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3" draw:text-style-name="P27" svg:width="1.001cm" svg:height="1.101cm" svg:x="4.602cm" svg:y="4.902cm"><text:p text:style-name="P28">A</text:p></draw:ellipse><draw:ellipse draw:style-name="gr6" draw:text-style-name="P27" svg:width="0.999cm" svg:height="1.1cm" svg:x="6.403cm" svg:y="6.603cm"><text:p text:style-name="P28">I</text:p></draw:ellipse><draw:ellipse draw:style-name="gr3" draw:text-style-name="P27" svg:width="0.999cm" svg:height="1.101cm" svg:x="6.403cm" svg:y="4.902cm"><text:p text:style-name="P28">C</text:p></draw:ellipse><draw:custom-shape draw:style-name="gr5" draw:text-style-name="P27" svg:width="1.601cm" svg:height="0.701cm" svg:x="3.002cm" svg:y="4.902cm"><text:p text:style-name="P28">Bac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svg:width="1.602cm" svg:height="0.701cm" svg:x="4.801cm" svg:y="6.802cm"><text:p text:style-name="P28">Bacı</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3" draw:text-style-name="P27" svg:width="1.001cm" svg:height="1.101cm" svg:x="9.003cm" svg:y="8.001cm"><text:p text:style-name="P28">E</text:p></draw:ellipse><draw:line draw:style-name="gr2" draw:text-style-name="P27" svg:x1="8.102cm" svg:y1="7.303cm" svg:x2="7.703cm" svg:y2="8.002cm"><text:p/></draw:line><draw:line draw:style-name="gr2" draw:text-style-name="P27" svg:x1="8.701cm" svg:y1="7.303cm" svg:x2="9.202cm" svg:y2="8.102cm"><text:p/></draw:line><draw:custom-shape draw:style-name="gr5" draw:text-style-name="P27" svg:width="1.4cm" svg:height="0.701cm" svg:x="10.003cm" svg:y="8.202cm"><text:p text:style-name="P28">Ba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6" draw:text-style-name="P27" svg:width="1.001cm" svg:height="1.101cm" svg:x="9.003cm" svg:y="9.702cm"><text:p text:style-name="P28">R</text:p></draw:ellipse><draw:custom-shape draw:style-name="gr5" draw:text-style-name="P27" svg:width="2.7cm" svg:height="0.699cm" svg:x="10.003cm" svg:y="9.903cm"><text:p text:style-name="P28">Baler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7" draw:text-style-name="P27" svg:width="1.001cm" svg:height="1.1cm" svg:x="7.003cm" svg:y="7.903cm"><text:p/></draw:ellipse><draw:polyline draw:style-name="gr37" draw:text-style-name="P27" svg:width="1.2cm" svg:height="8.801cm" svg:x="7.602cm" svg:y="2.002cm" svg:viewBox="0 0 1201 8802" draw:points="0,0 0,5399 1199,6600 1199,8800"><text:p/></draw:polyline></draw:g></text:p>
      <text:h text:style-name="P26" text:outline-level="4">Türkçe Harf Toleranslı Kök Seçici (TurkceHarfToleransliKokSecici.java)</text:h>
      <text:p text:style-name="P32">Bu seçici Deasciifier için kullanılır. Verilen kelime için ağaç üzerinde ilerlerken Türkçedeki karşılıkları birden fazla olabilecek harfler için (u-uü i-ıi o-oö vs.) alternatif dallarda da ilerlenerek yol üzerinde rastlanan tüm kökler toplanır</text:p>
      <text:p text:style-name="P32"><draw:g text:anchor-type="paragraph" draw:z-index="3" draw:style-name="gr1"><draw:line draw:style-name="gr2" draw:text-style-name="P27" svg:x1="9.702cm" svg:y1="8.999cm" svg:x2="9.702cm" svg:y2="9.699cm"><text:p/></draw:line><draw:line draw:style-name="gr2" draw:text-style-name="P27" svg:x1="12.702cm" svg:y1="8.999cm" svg:x2="12.702cm" svg:y2="9.699cm"><text:p/></draw:line><draw:line draw:style-name="gr2" draw:text-style-name="P27" svg:x1="9.603cm" svg:y1="2.6cm" svg:x2="10.702cm" svg:y2="2.101cm"><text:p/></draw:line><draw:line draw:style-name="gr2" draw:text-style-name="P27" svg:x1="10.903cm" svg:y1="4.2cm" svg:x2="10.102cm" svg:y2="4.701cm"><text:p/></draw:line><draw:line draw:style-name="gr2" draw:text-style-name="P27" svg:x1="11.301cm" svg:y1="4.5cm" svg:x2="11.301cm" svg:y2="5.8cm"><text:p/></draw:line><draw:line draw:style-name="gr2" draw:text-style-name="P27" svg:x1="11.601cm" svg:y1="4.2cm" svg:x2="12.502cm" svg:y2="4.701cm"><text:p/></draw:line><draw:line draw:style-name="gr2" draw:text-style-name="P27" svg:x1="9.702cm" svg:y1="5.5cm" svg:x2="9.702cm" svg:y2="6.2cm"><text:p/></draw:line><draw:circle draw:style-name="gr4" draw:text-style-name="P27" svg:width="1.5cm" svg:height="1.5cm" svg:x="10.502cm" svg:y="1cm"><text:p text:style-name="P28">Kök</text:p></draw:circle><draw:line draw:style-name="gr2" draw:text-style-name="P27" svg:x1="11.301cm" svg:y1="2.499cm" svg:x2="11.301cm" svg:y2="3.499cm"><text:p/></draw:line><draw:ellipse draw:style-name="gr3" draw:text-style-name="P27" svg:width="1.001cm" svg:height="1.1cm" svg:x="10.8cm" svg:y="3.401cm"><text:p text:style-name="P28">D</text:p></draw:ellipse><draw:ellipse draw:style-name="gr3" draw:text-style-name="P27" svg:width="1.001cm" svg:height="1.1cm" svg:x="9.203cm" svg:y="4.401cm"><text:p text:style-name="P28">U</text:p></draw:ellipse><draw:ellipse draw:style-name="gr3" draw:text-style-name="P27" svg:width="1.001cm" svg:height="1.101cm" svg:x="9.203cm" svg:y="6.2cm"><text:p text:style-name="P28">R</text:p></draw:ellipse><draw:custom-shape draw:style-name="gr5" draw:text-style-name="P27" svg:width="1.9cm" svg:height="0.701cm" svg:x="13.203cm" svg:y="8.2cm"><text:p text:style-name="P28">Dürü</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 draw:text-style-name="P27" svg:x1="12.002cm" svg:y1="2cm" svg:x2="13.103cm" svg:y2="2.6cm"><text:p/></draw:line><draw:ellipse draw:style-name="gr7" draw:text-style-name="P27" svg:width="1.001cm" svg:height="1.101cm" svg:x="12.879cm" svg:y="2.304cm"><text:p/></draw:ellipse><draw:ellipse draw:style-name="gr7" draw:text-style-name="P27" svg:width="1.001cm" svg:height="1.101cm" svg:x="8.701cm" svg:y="2.3cm"><text:p/></draw:ellipse><draw:ellipse draw:style-name="gr3" draw:text-style-name="P27" svg:width="1.001cm" svg:height="1.1cm" svg:x="12.203cm" svg:y="4.401cm"><text:p text:style-name="P28">Ü</text:p></draw:ellipse><draw:ellipse draw:style-name="gr7" draw:text-style-name="P27" svg:width="1.001cm" svg:height="1.101cm" svg:x="10.8cm" svg:y="5.8cm"><text:p/></draw:ellipse><draw:line draw:style-name="gr2" draw:text-style-name="P27" svg:x1="12.702cm" svg:y1="5.5cm" svg:x2="12.702cm" svg:y2="6.2cm"><text:p/></draw:line><draw:ellipse draw:style-name="gr3" draw:text-style-name="P27" svg:width="1.001cm" svg:height="1.101cm" svg:x="12.203cm" svg:y="6.2cm"><text:p text:style-name="P28">R</text:p></draw:ellipse><draw:line draw:style-name="gr2" draw:text-style-name="P27" svg:x1="9.702cm" svg:y1="7.301cm" svg:x2="9.702cm" svg:y2="8.001cm"><text:p/></draw:line><draw:ellipse draw:style-name="gr3" draw:text-style-name="P27" svg:width="1.001cm" svg:height="1.1cm" svg:x="9.203cm" svg:y="8.001cm"><text:p text:style-name="P28">U</text:p></draw:ellipse><draw:line draw:style-name="gr2" draw:text-style-name="P27" svg:x1="12.702cm" svg:y1="7.301cm" svg:x2="12.702cm" svg:y2="8.001cm"><text:p/></draw:line><draw:ellipse draw:style-name="gr3" draw:text-style-name="P27" svg:width="1.001cm" svg:height="1.1cm" svg:x="12.203cm" svg:y="8.001cm"><text:p text:style-name="P28">Ü</text:p></draw:ellipse><draw:ellipse draw:style-name="gr6" draw:text-style-name="P27" svg:width="1.001cm" svg:height="1.101cm" svg:x="9.203cm" svg:y="9.7cm"><text:p text:style-name="P28">M</text:p></draw:ellipse><draw:ellipse draw:style-name="gr3" draw:text-style-name="P27" svg:width="1.001cm" svg:height="1.101cm" svg:x="12.203cm" svg:y="9.7cm"><text:p text:style-name="P28">M</text:p></draw:ellipse><draw:custom-shape draw:style-name="gr5" draw:text-style-name="P27" svg:width="2.2cm" svg:height="0.701cm" svg:x="13.203cm" svg:y="9.901cm"><text:p text:style-name="P28">Dürü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svg:width="2.701cm" svg:height="0.701cm" svg:x="6.502cm" svg:y="9.999cm"><text:p text:style-name="P28">Duru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svg:width="2.102cm" svg:height="0.701cm" svg:x="7.102cm" svg:y="8.2cm"><text:p text:style-name="P28">Duru</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svg:width="2.102cm" svg:height="0.701cm" svg:x="7.102cm" svg:y="6.399cm"><text:p text:style-name="P28">Dur</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7" svg:width="2.1cm" svg:height="0.701cm" svg:x="13.203cm" svg:y="6.399cm"><text:p text:style-name="P28">Dür</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7" draw:text-style-name="P27" svg:width="1.001cm" svg:height="1.101cm" svg:x="12.203cm" svg:y="11.4cm"><text:p/></draw:ellipse><draw:line draw:style-name="gr2" draw:text-style-name="P27" svg:x1="12.702cm" svg:y1="10.8cm" svg:x2="12.702cm" svg:y2="11.4cm"><text:p/></draw:line><draw:line draw:style-name="gr38" draw:text-style-name="P27" svg:x1="10.502cm" svg:y1="5.001cm" svg:x2="10.502cm" svg:y2="9.901cm"><text:p/></draw:line><draw:line draw:style-name="gr38" draw:text-style-name="P27" svg:x1="12.002cm" svg:y1="5.001cm" svg:x2="12.002cm" svg:y2="9.901cm"><text:p/></draw:line><draw:frame draw:style-name="gr39" draw:text-style-name="P37" svg:width="7.201cm" svg:height="5.003cm" svg:x="1.002cm" svg:y="1.101cm"><draw:text-box><text:p text:style-name="P30"><text:span text:style-name="T2">Giriş: </text:span><text:span text:style-name="T35">Durumunu</text:span></text:p><text:p text:style-name="P30"><text:span text:style-name="T35"/></text:p><text:p text:style-name="P30"><text:span text:style-name="T36">Giriş kelimesinin harflerini ve harflerin Türkçedeki karşılığı birden fazla olabilecek harfleri taşıyan (u için u ve ü)düğümler boyunca ilerlenir. <text:s/>Ve rastlanan tüm kökler aday olarak döndürülür. (Dur, Duru, Durum, Dür, Dürü ve Dürüm)</text:span></text:p></draw:text-box></draw:frame></draw:g></text:p>
      <text:h text:style-name="P26" text:outline-level="4">Toleranslı Kök Seçici (ToleransliKokSecici.java)</text:h>
      <text:p text:style-name="P32">Hatalı kelimeler için alternatif öneriler getirme işleminde kullanılır. Yapısı aynen Türkçe harf toleranslı seçici gibidir, ancak buradaki fark <text:s/>Türkçe'de dönüşebileceği harf alternatiflerine değil ağaç üzerinde ilerlerken oluşan kelime ile giriş kelimesi arasındaki duzeltmeMesafesinin (edit difference) belli bir değerden az olması (ön tanımlı değer :1) koşulunun gözetilmesidir.</text:p>
      <text:p text:style-name="P32"/>
      <text:p text:style-name="P32">Düzeltme mesafesinin ölçümü için Damerau Levenshtein <text:span text:style-name="T1">düzeltme mesafesi </text:span>(Edit Difference) ölçüm algoritması kullanılır. Ancak ağaç üzerinde ilerlerken kök adayları giriş kelimesinin sadece bir bölümünü oluşturacağından algoritma doğrudan uygulanmaz. Kök üzerinde ilerlenirken elde edilen kökler giriş kelimesinin yalnızca baş tarafından kısa bir bölümünü oluşturacağından <text:span text:style-name="T1">subStringEditDistance(s1, s2)</text:span> şeklinde bir metod tanımlanmıştır. Bu metodda s1 stringinin belli bir hata mesafesi ile s2 stringinin parçası olup olamayacağı kontrol edilir.</text:p>
      <text:h text:style-name="P22" text:outline-level="3">Örnek Kullanım:</text:h>
      <text:p text:style-name="P38">...</text:p>
      <text:p text:style-name="P38">// Binary Sozluk Okuyucu oluştur</text:p>
      <text:p text:style-name="P8"><text:span text:style-name="T8">SozlukOkuyucu sozlukOkuyucu </text:span><text:span text:style-name="T9">=</text:span><text:span text:style-name="T8"> </text:span><text:span text:style-name="T7">new</text:span><text:span text:style-name="T8"> BinarySozlukOkuyucu</text:span><text:span text:style-name="T9">();</text:span></text:p>
      <text:p text:style-name="P39">// Sözlük ile ilklendir</text:p>
      <text:p text:style-name="P8"><text:span text:style-name="T8">sozlukOkuyucu</text:span><text:span text:style-name="T9">.</text:span><text:span text:style-name="T8">initialize</text:span><text:span text:style-name="T9">(</text:span><text:span text:style-name="T37">"kaynaklar/kb/binary-sozluk.bin"</text:span><text:span text:style-name="T9">);</text:span></text:p>
      <text:p text:style-name="P39">// Ağaç sözlüğü oluştur</text:p>
      <text:p text:style-name="P8"><text:span text:style-name="T8">Sozluk sozluk </text:span><text:span text:style-name="T9">=</text:span><text:span text:style-name="T8"> </text:span><text:span text:style-name="T7">new</text:span><text:span text:style-name="T8"> TreeSozluk</text:span><text:span text:style-name="T9">(</text:span><text:span text:style-name="T8">sozlukOkuyucu</text:span><text:span text:style-name="T9">);</text:span></text:p>
      <text:p text:style-name="P39">// Kök Seçici</text:p>
      <text:p text:style-name="P8"><text:span text:style-name="T8">KokSecici kokSecici </text:span><text:span text:style-name="T9">=</text:span><text:span text:style-name="T8"> sozluk</text:span><text:span text:style-name="T9">.</text:span><text:span text:style-name="T8">getKokSeciciFactory</text:span><text:span text:style-name="T9">().</text:span><text:span text:style-name="T8">getKokSecici</text:span><text:span text:style-name="T9">();</text:span></text:p>
      <text:p text:style-name="P39">// Hata toleranslı seçici</text:p>
      <text:p text:style-name="P8"><text:span text:style-name="T8">KokSecici tolerans </text:span><text:span text:style-name="T9">=</text:span><text:span text:style-name="T8"> sozluk</text:span><text:span text:style-name="T9">.</text:span><text:span text:style-name="T8">getKokSeciciFactory</text:span><text:span text:style-name="T9">().</text:span><text:span text:style-name="T8">getHataToleransliKoksecici</text:span><text:span text:style-name="T9">();</text:span></text:p>
      <text:p text:style-name="P39">// Çözümleyici oluştur</text:p>
      <text:p text:style-name="P8"><text:span text:style-name="T8">KelimeCozumleyici cozumleyici </text:span><text:span text:style-name="T9">=</text:span><text:span text:style-name="T8"> </text:span><text:span text:style-name="T7">new</text:span><text:span text:style-name="T8"> Cozumleyici</text:span><text:span text:style-name="T9">(</text:span><text:span text:style-name="T8">kokSecici</text:span><text:span text:style-name="T9">);</text:span></text:p>
      <text:p text:style-name="P39">// Çözümle :)</text:p>
      <text:p text:style-name="P34"><text:span text:style-name="T31">boolean</text:span><text:span text:style-name="T30"> turkceMi </text:span><text:span text:style-name="T33">=</text:span><text:span text:style-name="T30"> cozumleyici</text:span><text:span text:style-name="T33">.</text:span><text:span text:style-name="T30">cozumle</text:span><text:span text:style-name="T33">(</text:span><text:span text:style-name="T38">"Merhaba"</text:span><text:span text:style-name="T33">);</text:span></text:p>
      <text:p text:style-name="P7">...</text:p>
      <text:h text:style-name="P40" text:outline-level="3">Zemberek Façade kullanımı.</text:h>
      <text:p text:style-name="P41">........ tamamla <text:s/>...</text:p>
      <text:h text:style-name="P42" text:outline-level="1">Zemberek Sunucusu</text:h>
      <text:h text:style-name="Heading_20_2" text:outline-level="2">Amaç</text:h>
      <text:p text:style-name="P32">Uludağ-Pardus gibi Türkçe dil işlemlerine olan ihtiyacı yalnızca ofis yazılımları ile sınrlı olmayan büyük uygulamalarınher uygulama için ayrı bir Zemberek programı çalıştırması gereksiz bir yük getirecektir. <text:s/>Bu yüzden tüm uygulamaların paylaştığı merkezi bir türkçe NLP servisi fikrinden yola çıkılarak Zemberek sunucusu projesi başlatılmıştır.</text:p>
      <text:p text:style-name="P32"/>
      <text:p text:style-name="P32">Ayrıca Java haricindeki dillerin zembereğin hizmetlerine erişebilmesi için platform ve dilden bağımsız bir arayüz ihtiyacı vardır. Aşağıdaki örnekde Zemberek-Pardus projesinde kullanılan yapı görülmektedir. Zemberek sunucusu 10444 nolu porttan istekleri dinler ve gerekli cevapları verir. Başka dillerdeki uygulamalar da bu basit protokolü gerçekleyerek Zemberek sunucusunun servislerinden faydalanabilirler.</text:p>
      <text:p text:style-name="P32"/>
      <text:p text:style-name="P4"><draw:g text:anchor-type="paragraph" draw:z-index="5" draw:style-name="gr1"><draw:custom-shape draw:style-name="gr40" draw:text-style-name="P44" svg:width="8.3cm" svg:height="2.5cm" svg:x="4.701cm" svg:y="0.212cm"><text:p text:style-name="P43"><text:span text:style-name="T39">Zemberek </text:span></text:p><text:p text:style-name="P43"><text:span text:style-name="T39">Sunucus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41" draw:text-style-name="P45" draw:id="id16" svg:width="4.4cm" svg:height="1.9cm" svg:x="8.2cm" svg:y="0.512cm"><text:p text:style-name="P28"><text:span text:style-name="T40">Netty nio Soket </text:span></text:p><text:p text:style-name="P28"><text:span text:style-name="T40">Kütüphanesi</text:span></text:p><text:p text:style-name="P28"><text:span text:style-name="T40">Port 10444</text:span></text:p></draw:rect><draw:custom-shape draw:style-name="gr42" draw:text-style-name="P45" svg:width="2.701cm" svg:height="2.5cm" svg:x="2cm" svg:y="0.212cm"><text:p text:style-name="P28"><text:span text:style-name="T40">Zemberek</text:span></text:p><text:p text:style-name="P28"><text:span text:style-name="T40">Kütüphane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43" draw:text-style-name="P46" draw:id="id14" svg:width="2.901cm" svg:height="1.403cm" svg:x="9.9cm" svg:y="4.11cm"><text:p text:style-name="P28"><text:span text:style-name="T41">ZPSpell</text:span></text:p></draw:ellipse><draw:custom-shape draw:style-name="gr44" draw:text-style-name="P45" svg:width="4.1cm" svg:height="1.701cm" svg:x="9.2cm" svg:y="8.012cm"><text:p text:style-name="P28"><text:span text:style-name="T40">K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45" draw:id="id15" svg:width="2.701cm" svg:height="1.001cm" svg:x="9.999cm" svg:y="7.012cm"><text:p text:style-name="P28"><text:span text:style-name="T40">KSpe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6" draw:text-style-name="P27" draw:type="line" svg:x1="11.353cm" svg:y1="5.512cm" svg:x2="11.349cm" svg:y2="7.013cm" draw:start-shape="id14" draw:start-glue-point="2" draw:end-shape="id15" draw:end-glue-point="0"><text:p/></draw:connector><draw:connector draw:style-name="gr47" draw:text-style-name="P27" draw:type="line" svg:x1="11.353cm" svg:y1="4.111cm" svg:x2="10.4cm" svg:y2="2.412cm" draw:start-shape="id14" draw:start-glue-point="0" draw:end-shape="id16" draw:end-glue-point="2"><text:p/></draw:connector><draw:ellipse draw:style-name="gr48" draw:text-style-name="P46" draw:id="id17" svg:width="3.599cm" svg:height="1.403cm" svg:x="6.101cm" svg:y="4.11cm"><text:p text:style-name="P28"><text:span text:style-name="T41">Diğer istemciler</text:span></text:p></draw:ellipse><draw:connector draw:style-name="gr49" draw:text-style-name="P27" draw:type="line" svg:x1="7.9cm" svg:y1="4.111cm" svg:x2="10.152cm" svg:y2="2.412cm" draw:start-shape="id17" draw:start-glue-point="0"><text:p/></draw:connector></draw:g></text:p>
      <text:h text:style-name="Heading_20_2" text:outline-level="2">Protokol</text:h>
      <text:p text:style-name="Standard"><text:span text:style-name="T2">Protokolün yapısı son derece basittir. Tüm zemberek server protokol mesajları ASCII olarak kodlanmış mesaj uzunluğu bilgisi ile başlar. Bu uzunluk bilgisnin ardından bir boşluk ve UTF-8 ile kodlanmış mesajın kendisi gelir.Uzunluk bilgisine boşluk ve uzunluğun kendisi</text:span><text:span text:style-name="T3"> dahil değildir, </text:span><text:span text:style-name="T20">sadece UTF-8 ile kodlanmış mesaj gövdesinin uzunluğu yazılır. </text:span></text:p>
      <text:p text:style-name="P47">Mesaj tipleri için şimdilik özel işaret karakterleri kullanılmıştır. </text:p>
      <text:p text:style-name="P4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8">Mesaj karakteri</text:p>
            </table:table-cell>
            <table:table-cell table:style-name="Table2.A1" office:value-type="string">
              <text:p text:style-name="P48">istek</text:p>
            </table:table-cell>
            <table:table-cell table:style-name="Table2.C1" office:value-type="string">
              <text:p text:style-name="P48">cevap</text:p>
            </table:table-cell>
          </table:table-row>
        </table:table-header-rows>
        <table:table-row>
          <table:table-cell table:style-name="Table2.A2" office:value-type="string">
            <text:p text:style-name="P49">*</text:p>
          </table:table-cell>
          <table:table-cell table:style-name="Table2.A2" office:value-type="string">
            <text:p text:style-name="P49">Denetle</text:p>
          </table:table-cell>
          <table:table-cell table:style-name="Table2.C2" office:value-type="string">
            <text:p text:style-name="P49">Kelime doğru</text:p>
          </table:table-cell>
        </table:table-row>
        <table:table-row>
          <table:table-cell table:style-name="Table2.A2" office:value-type="string">
            <text:p text:style-name="P49">&amp;</text:p>
          </table:table-cell>
          <table:table-cell table:style-name="Table2.A2" office:value-type="string">
            <text:p text:style-name="P49">Öner</text:p>
          </table:table-cell>
          <table:table-cell table:style-name="Table2.C2" office:value-type="string">
            <text:p text:style-name="P49">Öneriler</text:p>
          </table:table-cell>
        </table:table-row>
        <table:table-row>
          <table:table-cell table:style-name="Table2.A2" office:value-type="string">
            <text:p text:style-name="P49">#</text:p>
          </table:table-cell>
          <table:table-cell table:style-name="Table2.A2" office:value-type="string">
            <text:p text:style-name="P49"/>
          </table:table-cell>
          <table:table-cell table:style-name="Table2.C2" office:value-type="string">
            <text:p text:style-name="P49">Kelime hatalı</text:p>
          </table:table-cell>
        </table:table-row>
        <table:table-row>
          <table:table-cell table:style-name="Table2.A2" office:value-type="string">
            <text:p text:style-name="P49">?</text:p>
          </table:table-cell>
          <table:table-cell table:style-name="Table2.A2" office:value-type="string">
            <text:p text:style-name="P49"/>
          </table:table-cell>
          <table:table-cell table:style-name="Table2.C2" office:value-type="string">
            <text:p text:style-name="P49">Hata oluştu</text:p>
          </table:table-cell>
        </table:table-row>
      </table:table>
      <text:p text:style-name="P47"/>
      <text:h text:style-name="P35" text:outline-level="4"><draw:g text:anchor-type="paragraph" draw:z-index="7" draw:style-name="gr1"><draw:rect draw:style-name="gr50" draw:text-style-name="P45" svg:width="3.1cm" svg:height="1.101cm" svg:x="2.002cm" svg:y="2.711cm"><text:p text:style-name="P28"><text:span text:style-name="T40">Mesaj boyu</text:span></text:p><text:p text:style-name="P28"><text:span text:style-name="T40">(ASCII)</text:span></text:p></draw:rect><draw:rect draw:style-name="gr51" draw:text-style-name="P45" svg:width="2.001cm" svg:height="1.101cm" svg:x="5.101cm" svg:y="2.711cm"><text:p text:style-name="P28"><text:span text:style-name="T40">1 boşluk</text:span></text:p></draw:rect><draw:rect draw:style-name="gr52" draw:text-style-name="P45" svg:width="5.402cm" svg:height="1.101cm" svg:x="7.101cm" svg:y="2.711cm"><text:p text:style-name="P28"><text:span text:style-name="T40">UTF-8 ile kodlanmış mesaj</text:span></text:p></draw:rect><draw:rect draw:style-name="gr53" draw:text-style-name="P45" svg:width="5.301cm" svg:height="1.101cm" svg:x="4.902cm" svg:y="0.212cm"><text:p text:style-name="P28"><text:span text:style-name="T40">Zemberek Sunucu mesajı</text:span></text:p></draw:rect><draw:rect draw:style-name="gr54" draw:text-style-name="P45" svg:width="6cm" svg:height="1.1cm" svg:x="8.003cm" svg:y="5.213cm"><text:p text:style-name="P28"><text:span text:style-name="T40">Mesaj gövdesi</text:span></text:p></draw:rect><draw:rect draw:style-name="gr55" draw:text-style-name="P45" svg:width="2.001cm" svg:height="1.1cm" svg:x="6.003cm" svg:y="5.213cm"><text:p text:style-name="P28"><text:span text:style-name="T40">Komut</text:span></text:p></draw:rect><draw:connector draw:style-name="gr56" draw:text-style-name="P27" draw:type="line" svg:x1="6.281cm" svg:y1="1.343cm" svg:x2="2.03cm" svg:y2="2.687cm"><text:p/></draw:connector><draw:connector draw:style-name="gr57" draw:text-style-name="P27" draw:type="line" svg:x1="9.015cm" svg:y1="1.32cm" svg:x2="12.479cm" svg:y2="2.687cm"><text:p/></draw:connector><draw:connector draw:style-name="gr58" draw:text-style-name="P27" draw:type="line" svg:x1="8.952cm" svg:y1="3.823cm" svg:x2="6.179cm" svg:y2="5.164cm"><text:p/></draw:connector><draw:connector draw:style-name="gr59" draw:text-style-name="P27" draw:type="line" svg:x1="10.373cm" svg:y1="3.846cm" svg:x2="13.742cm" svg:y2="5.164cm"><text:p/></draw:connector></draw:g>Mesajlar</text:h>
      <text:list text:style-name="L4">
        <text:list-item>
          <text:p text:style-name="P50">Denetleme mesajı: 9 * merhaba</text:p>
        </text:list-item>
        <text:list-item>
          <text:p text:style-name="P50">Öneri mesajı: 8 &amp; mrhaba</text:p>
        </text:list-item>
        <text:list-item>
          <text:p text:style-name="P50">Denetleme sonucu, doğru ise: 1 *</text:p>
        </text:list-item>
        <text:list-item>
          <text:p text:style-name="P50">Denetleme Sonucu yanlış ise 1 #</text:p>
        </text:list-item>
        <text:list-item>
          <text:p text:style-name="P50">Öneri cevap mesajı: 28 &amp; (halı,yalı,salı,çalı,malı) <text:s/></text:p>
        </text:list-item>
        <text:list-item>
          <text:p text:style-name="P50">Hata oluştu mesajı: 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Tahoma1" svg:font-family="Tahoma"/>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013 1130" svg:d="m1009 1050-449-1008-22-30-29-12-34 12-21 26-449 1012-5 13v8l5 21 12 21 17 13 21 4h903l21-4 21-13 9-21 4-21v-8z"/>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3$Win32 OpenOffice.org_project/680m93$Build-8897</meta:generator>
    <meta:creation-date>2005-04-16T12:30:24</meta:creation-date>
    <dc:date>2005-06-17T22:11:40</dc:date>
    <dc:language>tr-TR</dc:language>
    <meta:editing-cycles>115</meta:editing-cycles>
    <meta:editing-duration>PT12H41M1S</meta:editing-duration>
    <meta:user-defined meta:name="Info 1"/>
    <meta:user-defined meta:name="Info 2"/>
    <meta:user-defined meta:name="Info 3"/>
    <meta:user-defined meta:name="Info 4"/>
    <meta:document-statistic meta:table-count="2" meta:image-count="0" meta:object-count="0" meta:page-count="10" meta:paragraph-count="225" meta:word-count="1565" meta:character-count="13077"/>
  </office:meta>
</office:document-meta>
</file>